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ObjectReplacements/Object 3" manifest:media-type=""/>
  <manifest:file-entry manifest:full-path="ObjectReplacements/Object 1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" svg:font-family="'Arial Cyr'"/>
    <style:font-face style:name="Arial Cyr1" svg:font-family="'Arial Cyr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26pt"/>
    </style:style>
    <style:style style:name="co2" style:family="table-column">
      <style:table-column-properties fo:break-before="auto" style:column-width="95.9pt"/>
    </style:style>
    <style:style style:name="co3" style:family="table-column">
      <style:table-column-properties fo:break-before="auto" style:column-width="57.06pt"/>
    </style:style>
    <style:style style:name="co4" style:family="table-column">
      <style:table-column-properties fo:break-before="auto" style:column-width="105.39pt"/>
    </style:style>
    <style:style style:name="co5" style:family="table-column">
      <style:table-column-properties fo:break-before="auto" style:column-width="45.95pt"/>
    </style:style>
    <style:style style:name="co6" style:family="table-column">
      <style:table-column-properties fo:break-before="auto" style:column-width="45.16pt"/>
    </style:style>
    <style:style style:name="co7" style:family="table-column">
      <style:table-column-properties fo:break-before="auto" style:column-width="143.46pt"/>
    </style:style>
    <style:style style:name="co8" style:family="table-column">
      <style:table-column-properties fo:break-before="auto" style:column-width="52.24pt"/>
    </style:style>
    <style:style style:name="co9" style:family="table-column">
      <style:table-column-properties fo:break-before="auto" style:column-width="98.25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2.76pt" fo:break-before="auto" style:use-optimal-row-height="false"/>
    </style:style>
    <style:style style:name="ro3" style:family="table-row">
      <style:table-row-properties style:row-height="18pt" fo:break-before="auto" style:use-optimal-row-height="false"/>
    </style:style>
    <style:style style:name="ro4" style:family="table-row">
      <style:table-row-properties style:row-height="13.49pt" fo:break-before="auto" style:use-optimal-row-height="false"/>
    </style:style>
    <style:style style:name="ro5" style:family="table-row">
      <style:table-row-properties style:row-height="23.24pt" fo:break-before="auto" style:use-optimal-row-height="false"/>
    </style:style>
    <style:style style:name="ta1" style:family="table" style:master-page-name="PageStyle_5f_Обучающая_20_выборка">
      <style:table-properties table:display="true" style:writing-mode="lr-tb"/>
    </style:style>
    <style:style style:name="ta2" style:family="table" style:master-page-name="PageStyle_5f_Проверочная_20_выборка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padding="2.01pt"/>
      <style:text-properties fo:color="#ff0000" style:text-outline="false" style:text-line-through-style="none" style:text-line-through-type="none" style:font-name="Arial Cyr1" fo:font-size="12pt" fo:font-style="normal" fo:text-shadow="none" style:text-underline-style="none" fo:font-weight="bold" style:font-size-asian="12pt" style:font-style-asian="normal" style:font-weight-asian="bold" style:font-name-complex="Arial Cyr1" style:font-size-complex="12pt" style:font-style-complex="normal" style:font-weight-complex="bold"/>
    </style:style>
    <style:style style:name="ce2" style:family="table-cell" style:parent-style-name="Default">
      <style:table-cell-properties fo:padding="2.01pt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2.01pt" style:rotation-angle="0" style:rotation-align="none" style:shrink-to-fit="false" style:vertical-align="justify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1" fo:font-size="10pt" fo:font-style="normal" fo:text-shadow="none" style:text-underline-style="none" fo:font-weight="bold" style:font-size-asian="10pt" style:font-style-asian="normal" style:font-weight-asian="bold" style:font-name-complex="Arial Cyr1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0.74pt solid #3c3c3c" fo:padding="2.01pt" style:rotation-align="none"/>
    </style:style>
    <style:style style:name="ce5" style:family="table-cell" style:parent-style-name="Default">
      <style:table-cell-properties style:diagonal-bl-tr="none" style:diagonal-tl-br="none" fo:border="0.74pt solid #3c3c3c" fo:padding="2.01pt" style:rotation-align="none"/>
      <style:text-properties style:use-window-font-color="true" style:text-outline="false" style:text-line-through-style="none" style:text-line-through-typ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1" fo:font-size="10pt" fo:font-style="normal" fo:text-shadow="none" style:text-underline-style="none" fo:font-weight="bold" style:font-size-asian="10pt" style:font-style-asian="normal" style:font-weight-asian="bold" style:font-name-complex="Arial Cyr1" style:font-size-complex="10pt" style:font-style-complex="normal" style:font-weight-complex="bold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8" style:family="table-cell" style:parent-style-name="Default">
      <style:table-cell-properties style:diagonal-bl-tr="none" style:diagonal-tl-br="none" fo:border="0.74pt solid #3c3c3c" fo:padding="2.01pt" style:rotation-align="none"/>
      <style:text-properties fo:color="#0000ff" style:text-outline="false" style:text-line-through-style="none" style:text-line-through-type="none" style:font-name="Arial Cyr1" fo:font-size="10pt" fo:font-style="normal" fo:text-shadow="none" style:text-underline-style="none" fo:font-weight="bold" style:font-size-asian="10pt" style:font-style-asian="normal" style:font-weight-asian="bold" style:font-name-complex="Arial Cyr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1" fo:font-size="10pt" fo:font-style="normal" fo:text-shadow="none" style:text-underline-style="none" fo:font-weight="bold" style:font-size-asian="10pt" style:font-style-asian="normal" style:font-weight-asian="bold" style:font-name-complex="Arial Cyr1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2.01pt" fo:border-right="0.74pt solid #3c3c3c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1" fo:font-size="10pt" fo:font-style="normal" fo:text-shadow="none" style:text-underline-style="none" fo:font-weight="bold" style:font-size-asian="10pt" style:font-style-asian="normal" style:font-weight-asian="bold" style:font-name-complex="Arial Cyr1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3c3c3c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12" style:family="table-cell" style:parent-style-name="Default">
      <style:table-cell-properties style:diagonal-bl-tr="none" style:diagonal-tl-br="none" fo:background-color="transparent" fo:border="0.74pt solid #3c3c3c" fo:padding="2.01pt" style:rotation-align="none"/>
    </style:style>
    <style:style style:name="ce13" style:family="table-cell" style:parent-style-name="Default">
      <style:table-cell-properties style:diagonal-bl-tr="none" style:diagonal-tl-br="none" fo:background-color="transparent" fo:border="0.74pt solid #3c3c3c" fo:padding="2.01pt" style:rotation-align="none"/>
      <style:text-properties style:use-window-font-color="true" style:text-outline="false" style:text-line-through-style="none" style:text-line-through-typ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14" style:family="table-cell" style:parent-style-name="Default">
      <style:table-cell-properties fo:padding="2.01pt"/>
      <style:text-properties fo:color="#ff6600" style:text-outline="false" style:text-line-through-style="none" style:text-line-through-type="none" style:font-name="Arial Cyr1" fo:font-size="12pt" fo:font-style="normal" fo:text-shadow="none" style:text-underline-style="none" fo:font-weight="bold" style:font-size-asian="12pt" style:font-style-asian="normal" style:font-weight-asian="bold" style:font-name-complex="Arial Cyr1" style:font-size-complex="12pt" style:font-style-complex="normal" style:font-weight-complex="bold"/>
    </style:style>
    <style:style style:name="ce15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 Cyr1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1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2.01pt" style:rotation-angle="0" style:rotation-align="none" style:shrink-to-fit="false" style:vertical-align="justify" loext:vertical-justify="auto"/>
      <style:paragraph-properties fo:text-align="end" css3t:text-justify="auto" fo:margin-left="0pt" style:writing-mode="page"/>
    </style:style>
    <style:style style:name="ce19" style:family="table-cell" style:parent-style-name="Default">
      <style:table-cell-properties style:diagonal-bl-tr="none" style:diagonal-tl-br="none" fo:border="0.74pt solid #3c3c3c" fo:padding="2.01pt" style:rotation-align="none"/>
      <style:text-properties style:use-window-font-color="true" style:text-outline="false" style:text-line-through-style="none" style:text-line-through-type="none" style:font-name="Arial Cyr1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20" style:family="table-cell" style:parent-style-name="Default">
      <style:table-cell-properties style:diagonal-bl-tr="none" style:diagonal-tl-br="none" fo:border="0.74pt solid #3c3c3c" fo:padding="2.01pt" style:rotation-align="none"/>
      <style:text-properties style:use-window-font-color="true" style:text-outline="false" style:text-line-through-style="none" style:text-line-through-type="none" style:font-name="Arial Cyr1" fo:font-size="10pt" fo:font-style="normal" fo:text-shadow="none" style:text-underline-style="none" fo:font-weight="bold" style:font-size-asian="10pt" style:font-style-asian="normal" style:font-weight-asian="bold" style:font-name-complex="Arial Cyr1" style:font-size-complex="10pt" style:font-style-complex="normal" style:font-weight-complex="bold"/>
    </style:style>
    <style:style style:name="ce21" style:family="table-cell" style:parent-style-name="Default">
      <style:table-cell-properties style:diagonal-bl-tr="none" style:diagonal-tl-br="none" fo:border="0.74pt solid #3c3c3c" fo:padding="2.01pt" style:rotation-align="none"/>
      <style:text-properties fo:color="#ff6600" style:text-outline="false" style:text-line-through-style="none" style:text-line-through-typ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22" style:family="table-cell" style:parent-style-name="Default" style:data-style-name="N11">
      <style:table-cell-properties style:diagonal-bl-tr="none" style:diagonal-tl-br="none" fo:border="0.74pt solid #3c3c3c" fo:padding="2.01pt" style:rotation-align="none"/>
      <style:text-properties fo:color="#ff6600" style:text-outline="false" style:text-line-through-style="none" style:text-line-through-typ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italic" fo:text-shadow="none" style:text-underline-style="none" fo:font-weight="normal" style:font-size-asian="10pt" style:font-style-asian="italic" style:font-weight-asian="normal" style:font-name-complex="Arial Cyr" style:font-size-complex="10pt" style:font-style-complex="italic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25" style:family="table-cell" style:parent-style-name="Default">
      <style:table-cell-properties style:glyph-orientation-vertical="0" fo:border-bottom="1.76pt solid #3c3c3c" style:diagonal-bl-tr="none" style:diagonal-tl-br="none" style:text-align-source="value-type" style:repeat-content="false" fo:background-color="transparent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</style:style>
    <style:style style:name="gr1" style:family="graphic">
      <style:graphic-properties draw:textarea-horizontal-align="justify" draw:textarea-vertical-align="middle" fo:padding-top="1.59pt" fo:padding-bottom="1.59pt" fo:padding-left="1.59pt" fo:padding-right="1.59pt" draw:ole-draw-aspect="1" style:protect="size"/>
    </style:style>
    <style:style style:name="gr2" style:family="graphic">
      <style:graphic-properties draw:textarea-horizontal-align="justify" draw:textarea-vertical-align="middle" fo:padding-top="1.59pt" fo:padding-bottom="1.59pt" fo:padding-left="1.59pt" fo:padding-right="1.59pt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use-regular-expressions="false" table:use-wildcards="true"/>
      <table:table table:name="Обучающая выборка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number-columns-repeated="4" table:default-cell-style-name="ce2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Расчет энтальпии испарения соединений из классов алканов и хлоралканов методом аддитивно-групповых вкладов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11" office:value-type="string" calcext:value-type="string" table:number-columns-spanned="1" table:number-rows-spanned="2">
            <text:p>Наименование соединения</text:p>
          </table:table-cell>
          <table:table-cell table:style-name="ce26" office:value-type="string" calcext:value-type="string" table:number-columns-spanned="4" table:number-rows-spanned="1">
            <text:p>Количество групп</text:p>
          </table:table-cell>
          <table:covered-table-cell table:number-columns-repeated="3" table:style-name="ce26"/>
          <table:table-cell table:style-name="ce31" office:value-type="string" calcext:value-type="string" table:number-columns-spanned="1" table:number-rows-spanned="2">
            <text:p>кДж/моль </text:p>
            <draw:frame table:end-cell-address="'Обучающая выборка'.G4" table:end-x="38.52pt" table:end-y="1.5pt" draw:z-index="0" draw:name="Picture 1" draw:style-name="gr1" draw:text-style-name="P1" svg:width="25.97pt" svg:height="18pt" svg:x="12.56pt" svg:y="1.5pt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/>
          <table:covered-table-cell table:style-name="ce11"/>
          <table:table-cell table:style-name="ce7" office:value-type="string" calcext:value-type="string">
            <text:p>-CH</text:p>
          </table:table-cell>
          <table:table-cell table:style-name="ce7" office:value-type="string" calcext:value-type="string">
            <text:p>-CH2</text:p>
          </table:table-cell>
          <table:table-cell table:style-name="ce7" office:value-type="string" calcext:value-type="string">
            <text:p>-CH3</text:p>
          </table:table-cell>
          <table:table-cell table:style-name="ce7" office:value-type="string" calcext:value-type="string">
            <text:p>-Сl</text:p>
          </table:table-cell>
          <table:covered-table-cell table:style-name="ce31"/>
          <table:table-cell table:number-columns-repeated="1017"/>
        </table:table-row>
        <table:table-row table:style-name="ro2">
          <table:table-cell/>
          <table:table-cell table:style-name="ce4" office:value-type="string" calcext:value-type="string">
            <text:p>этан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12" office:value-type="float" office:value="5.16" calcext:value-type="float">
            <text:p>5.16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string" calcext:value-type="string">
            <text:p>пропан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12" office:value-type="float" office:value="14.79" calcext:value-type="float">
            <text:p>14.79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string" calcext:value-type="string">
            <text:p>бутан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12" office:value-type="float" office:value="21.62" calcext:value-type="float">
            <text:p>21.62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string" calcext:value-type="string">
            <text:p>пентан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12" office:value-type="float" office:value="26.43" calcext:value-type="float">
            <text:p>26.43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string" calcext:value-type="string">
            <text:p>гексан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12" office:value-type="float" office:value="31.56" calcext:value-type="float">
            <text:p>31.56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2,2-диметилпропан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21.84" calcext:value-type="float">
            <text:p>21.84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2-метилпентан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29.89" calcext:value-type="float">
            <text:p>29.89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3-метилпентан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30.27" calcext:value-type="float">
            <text:p>30.27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2,2-диметилбутан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27.69" calcext:value-type="float">
            <text:p>27.69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1-хлорбутан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33.51" calcext:value-type="float">
            <text:p>33.51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1-хлорпентан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38.24" calcext:value-type="float">
            <text:p>38.24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1-хлоргексан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42.83" calcext:value-type="float">
            <text:p>42.83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 table:number-columns-spanned="4" table:number-rows-spanned="1">
            <text:p>Расчет инкрементов</text:p>
          </table:table-cell>
          <table:covered-table-cell table:number-columns-repeated="2" table:style-name="ce9"/>
          <table:covered-table-cell table:style-name="ce10"/>
          <table:table-cell table:number-columns-repeated="1018"/>
        </table:table-row>
        <table:table-row table:style-name="ro2">
          <table:table-cell table:number-columns-repeated="2"/>
          <table:table-cell table:style-name="ce7" office:value-type="string" calcext:value-type="string">
            <text:p>-Сl</text:p>
          </table:table-cell>
          <table:table-cell table:style-name="ce7" office:value-type="string" calcext:value-type="string">
            <text:p>-CH3</text:p>
          </table:table-cell>
          <table:table-cell table:style-name="ce7" office:value-type="string" calcext:value-type="string">
            <text:p>-CH2</text:p>
          </table:table-cell>
          <table:table-cell table:style-name="ce7" office:value-type="string" calcext:value-type="string">
            <text:p>-CH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8" table:number-matrix-columns-spanned="4" table:number-matrix-rows-spanned="1" table:formula="of:=LINEST([.G5:.G16];[.C5:.F16];FALSE())" office:value-type="float" office:value="11.6330175438597" calcext:value-type="float">
            <text:p>11.6330175438597</text:p>
          </table:table-cell>
          <table:table-cell table:style-name="ce8" office:value-type="float" office:value="5.17126315789474" calcext:value-type="float">
            <text:p>5.17126315789474</text:p>
          </table:table-cell>
          <table:table-cell table:style-name="ce8" office:value-type="float" office:value="5.34726315789473" calcext:value-type="float">
            <text:p>5.34726315789473</text:p>
          </table:table-cell>
          <table:table-cell table:style-name="ce8" office:value-type="float" office:value="3.87168421052634" calcext:value-type="float">
            <text:p>3.87168421052634</text:p>
          </table:table-cell>
          <table:table-cell table:number-columns-repeated="1018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Проверочная выборка" table:style-name="ta2">
        <office:forms form:automatic-focus="false" form:apply-design-mode="false"/>
        <table:table-column table:style-name="co1" table:default-cell-style-name="Default"/>
        <table:table-column table:style-name="co4" table:default-cell-style-name="ce2"/>
        <table:table-column table:style-name="co5" table:default-cell-style-name="ce2"/>
        <table:table-column table:style-name="co1" table:number-columns-repeated="6" table:default-cell-style-name="Default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" table:number-columns-repeated="1011" table:default-cell-style-name="Default"/>
        <table:table-row table:style-name="ro1">
          <table:table-cell/>
          <table:table-cell table:style-name="ce14" office:value-type="string" calcext:value-type="string">
            <text:p>Проверочная выборка</text:p>
          </table:table-cell>
          <table:table-cell table:number-columns-repeated="2"/>
          <table:table-cell table:style-name="ce17" office:value-type="string" calcext:value-type="string">
            <text:p>-Сl</text:p>
          </table:table-cell>
          <table:table-cell table:style-name="ce17" office:value-type="string" calcext:value-type="string">
            <text:p>-CH3</text:p>
          </table:table-cell>
          <table:table-cell table:style-name="ce17" office:value-type="string" calcext:value-type="string">
            <text:p>-CH2</text:p>
          </table:table-cell>
          <table:table-cell table:style-name="ce17" office:value-type="string" calcext:value-type="string">
            <text:p>-CH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17" office:value-type="float" office:value="11.6330175438597" calcext:value-type="float">
            <text:p>11.6330175438597</text:p>
          </table:table-cell>
          <table:table-cell table:style-name="ce17" office:value-type="float" office:value="5.17126315789474" calcext:value-type="float">
            <text:p>5.17126315789474</text:p>
          </table:table-cell>
          <table:table-cell table:style-name="ce17" office:value-type="float" office:value="5.34726315789474" calcext:value-type="float">
            <text:p>5.34726315789474</text:p>
          </table:table-cell>
          <table:table-cell table:style-name="ce17" office:value-type="float" office:value="3.87168421052632" calcext:value-type="float">
            <text:p>3.87168421052632</text:p>
          </table:table-cell>
          <table:table-cell table:number-columns-repeated="1016"/>
        </table:table-row>
        <table:table-row table:style-name="ro4">
          <table:table-cell/>
          <table:table-cell table:style-name="ce15" office:value-type="string" calcext:value-type="string">
            <text:p>Объем выборки</text:p>
          </table:table-cell>
          <table:table-cell table:formula="of:=COUNT([.C6:.C82])" office:value-type="float" office:value="77" calcext:value-type="float">
            <text:p>77</text:p>
          </table:table-cell>
          <table:table-cell table:number-columns-repeated="1021"/>
        </table:table-row>
        <table:table-row table:style-name="ro5">
          <table:table-cell table:style-name="ce11" office:value-type="string" calcext:value-type="string" table:number-columns-spanned="1" table:number-rows-spanned="2">
            <text:p>Класс</text:p>
          </table:table-cell>
          <table:table-cell table:style-name="ce11" office:value-type="string" calcext:value-type="string" table:number-columns-spanned="1" table:number-rows-spanned="2">
            <text:p>Название</text:p>
          </table:table-cell>
          <table:table-cell table:style-name="ce11" office:value-type="string" calcext:value-type="string" table:number-columns-spanned="1" table:number-rows-spanned="2">
            <text:p>Кол. ат. С</text:p>
          </table:table-cell>
          <table:table-cell table:style-name="ce26" office:value-type="string" calcext:value-type="string" table:number-columns-spanned="4" table:number-rows-spanned="1">
            <text:p>Количество групп</text:p>
          </table:table-cell>
          <table:covered-table-cell table:number-columns-repeated="3" table:style-name="ce26"/>
          <table:table-cell table:style-name="ce38" office:value-type="string" calcext:value-type="string" table:number-columns-spanned="2" table:number-rows-spanned="1">
            <text:p><text:s/>, кДж/моль</text:p>
            <draw:frame table:end-cell-address="'Проверочная выборка'.H4" table:end-x="40.96pt" table:end-y="19.62pt" draw:z-index="1" draw:name="Picture 3" draw:style-name="gr1" draw:text-style-name="P1" svg:width="25.97pt" svg:height="18pt" svg:x="15pt" svg:y="1.62pt">
              <draw:object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covered-table-cell table:style-name="ce38"/>
          <table:table-cell/>
          <table:table-cell table:style-name="ce11" office:value-type="string" calcext:value-type="string">
            <text:p>Статистический анализ</text:p>
          </table:table-cell>
          <table:table-cell table:style-name="ce4"/>
          <table:table-cell table:number-columns-repeated="1012"/>
        </table:table-row>
        <table:table-row table:style-name="ro2">
          <table:covered-table-cell table:number-columns-repeated="3" table:style-name="ce11"/>
          <table:table-cell table:style-name="ce16" office:value-type="string" calcext:value-type="string">
            <text:p>-CH</text:p>
          </table:table-cell>
          <table:table-cell table:style-name="ce16" office:value-type="string" calcext:value-type="string">
            <text:p>-CH2</text:p>
          </table:table-cell>
          <table:table-cell table:style-name="ce16" office:value-type="string" calcext:value-type="string">
            <text:p>-CH3</text:p>
          </table:table-cell>
          <table:table-cell table:style-name="ce16" office:value-type="string" calcext:value-type="string">
            <text:p>-Сl</text:p>
          </table:table-cell>
          <table:table-cell table:style-name="ce19" office:value-type="string" calcext:value-type="string">
            <text:p>Эксперим.</text:p>
          </table:table-cell>
          <table:table-cell table:style-name="ce19" office:value-type="string" calcext:value-type="string">
            <text:p>Расчет</text:p>
          </table:table-cell>
          <table:table-cell/>
          <table:table-cell table:style-name="ce20" office:value-type="string" calcext:value-type="string">
            <text:p>Дисперсия адекватности</text:p>
          </table:table-cell>
          <table:table-cell table:style-name="ce21" table:formula="of:=SUMXMY2([.H6:.H82];[.I6:.I82])/([.C3]-4)" office:value-type="float" office:value="3.41150743982762" calcext:value-type="float">
            <text:p>3.41150743982762</text:p>
          </table:table-cell>
          <table:table-cell table:number-columns-repeated="1012"/>
        </table:table-row>
        <table:table-row table:style-name="ro2">
          <table:table-cell table:style-name="ce5" office:value-type="string" calcext:value-type="string">
            <text:p>алканы</text:p>
          </table:table-cell>
          <table:table-cell table:style-name="ce4" office:value-type="string" calcext:value-type="string">
            <text:p>пропан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12" office:value-type="float" office:value="14.79" calcext:value-type="float">
            <text:p>14.79</text:p>
          </table:table-cell>
          <table:table-cell table:style-name="ce4" table:formula="of:=[.$E$2]*[.G6]+[.$F$2]*[.F6]+[.$G$2]*[.E6]+[.$H$2]*[.D6]" office:value-type="float" office:value="15.6897894736842" calcext:value-type="float">
            <text:p>15.6897894736842</text:p>
          </table:table-cell>
          <table:table-cell/>
          <table:table-cell table:style-name="ce20" office:value-type="string" calcext:value-type="string">
            <text:p>Коэффициент корреляции</text:p>
          </table:table-cell>
          <table:table-cell table:style-name="ce21" table:formula="of:=CORREL([.H6:.H82];[.I6:.I82])" office:value-type="float" office:value="0.998520820224413" calcext:value-type="float">
            <text:p>0.998520820224413</text:p>
          </table:table-cell>
          <table:table-cell table:number-columns-repeated="11"/>
          <table:table-cell table:style-name="ce2" office:value-type="string" calcext:value-type="string">
            <text:p>ВЫВОД ИТОГОВ</text:p>
          </table:table-cell>
          <table:table-cell/>
          <table:table-cell table:style-name="ce2" office:value-type="string" calcext:value-type="string">
            <text:p>ВЫВОД ИТОГОВ</text:p>
          </table:table-cell>
          <table:table-cell table:number-columns-repeated="998"/>
        </table:table-row>
        <table:table-row table:style-name="ro4">
          <table:table-cell table:style-name="ce5" office:value-type="string" calcext:value-type="string">
            <text:p>алканы</text:p>
          </table:table-cell>
          <table:table-cell table:style-name="ce4" office:value-type="string" calcext:value-type="string">
            <text:p>бутан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12" office:value-type="float" office:value="21.62" calcext:value-type="float">
            <text:p>21.62</text:p>
          </table:table-cell>
          <table:table-cell table:style-name="ce4" table:formula="of:=[.$E$2]*[.G7]+[.$F$2]*[.F7]+[.$G$2]*[.E7]+[.$H$2]*[.D7]" office:value-type="float" office:value="21.0370526315789" calcext:value-type="float">
            <text:p>21.0370526315789</text:p>
          </table:table-cell>
          <table:table-cell/>
          <table:table-cell table:style-name="ce20" office:value-type="string" calcext:value-type="string">
            <text:p>Доверительный интервал</text:p>
          </table:table-cell>
          <table:table-cell table:style-name="ce21" table:formula="of:=TINV(0.05;[.C3]-4)*SQRT([.L5])" office:value-type="float" office:value="3.68111880166427" calcext:value-type="float">
            <text:p>3.68111880166427</text:p>
          </table:table-cell>
          <table:table-cell table:number-columns-repeated="1012"/>
        </table:table-row>
        <table:table-row table:style-name="ro2">
          <table:table-cell table:style-name="ce5" office:value-type="string" calcext:value-type="string">
            <text:p>алканы</text:p>
          </table:table-cell>
          <table:table-cell table:style-name="ce4" office:value-type="string" calcext:value-type="string">
            <text:p>пентан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12" office:value-type="float" office:value="26.43" calcext:value-type="float">
            <text:p>26.43</text:p>
          </table:table-cell>
          <table:table-cell table:style-name="ce4" table:formula="of:=[.$E$2]*[.G8]+[.$F$2]*[.F8]+[.$G$2]*[.E8]+[.$H$2]*[.D8]" office:value-type="float" office:value="26.3843157894737" calcext:value-type="float">
            <text:p>26.3843157894737</text:p>
          </table:table-cell>
          <table:table-cell/>
          <table:table-cell table:style-name="ce20" office:value-type="string" calcext:value-type="string">
            <text:p>Относительная ошибка</text:p>
          </table:table-cell>
          <table:table-cell table:style-name="ce22" table:formula="of:=SQRT([.L5])/AVERAGE([.H6:.H82])" office:value-type="percentage" office:value="0.0442969298627674" calcext:value-type="percentage">
            <text:p>4.43%</text:p>
          </table:table-cell>
          <table:table-cell table:number-columns-repeated="11"/>
          <table:table-cell table:style-name="ce43" office:value-type="string" calcext:value-type="string" table:number-columns-spanned="2" table:number-rows-spanned="1">
            <text:p>Регрессионная статистика</text:p>
          </table:table-cell>
          <table:covered-table-cell table:style-name="ce43"/>
          <table:table-cell table:style-name="ce43" office:value-type="string" calcext:value-type="string" table:number-columns-spanned="2" table:number-rows-spanned="1">
            <text:p>Регрессионная статистика</text:p>
          </table:table-cell>
          <table:covered-table-cell table:style-name="ce43"/>
          <table:table-cell table:number-columns-repeated="997"/>
        </table:table-row>
        <table:table-row table:style-name="ro2">
          <table:table-cell table:style-name="ce5" office:value-type="string" calcext:value-type="string">
            <text:p>алканы</text:p>
          </table:table-cell>
          <table:table-cell table:style-name="ce4" office:value-type="string" calcext:value-type="string">
            <text:p>гексан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12" office:value-type="float" office:value="31.56" calcext:value-type="float">
            <text:p>31.56</text:p>
          </table:table-cell>
          <table:table-cell table:style-name="ce4" table:formula="of:=[.$E$2]*[.G9]+[.$F$2]*[.F9]+[.$G$2]*[.E9]+[.$H$2]*[.D9]" office:value-type="float" office:value="31.7315789473684" calcext:value-type="float">
            <text:p>31.7315789473684</text:p>
          </table:table-cell>
          <table:table-cell table:number-columns-repeated="14"/>
          <table:table-cell table:style-name="ce24" office:value-type="string" calcext:value-type="string">
            <text:p>Множественный R</text:p>
          </table:table-cell>
          <table:table-cell table:style-name="ce24" office:value-type="float" office:value="0.972685686307319" calcext:value-type="float">
            <text:p>0.972685686307319</text:p>
          </table:table-cell>
          <table:table-cell table:style-name="ce24" office:value-type="string" calcext:value-type="string">
            <text:p>Множественный R</text:p>
          </table:table-cell>
          <table:table-cell table:style-name="ce24" office:value-type="float" office:value="0.985377507210606" calcext:value-type="float">
            <text:p>0.985377507210606</text:p>
          </table:table-cell>
          <table:table-cell table:number-columns-repeated="997"/>
        </table:table-row>
        <table:table-row table:style-name="ro2">
          <table:table-cell table:style-name="ce4" office:value-type="string" calcext:value-type="string">
            <text:p>алканы</text:p>
          </table:table-cell>
          <table:table-cell table:style-name="ce4" office:value-type="string" calcext:value-type="string">
            <text:p>гептан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12" office:value-type="float" office:value="36.57" calcext:value-type="float">
            <text:p>36.57</text:p>
          </table:table-cell>
          <table:table-cell table:style-name="ce4" table:formula="of:=[.$E$2]*[.G10]+[.$F$2]*[.F10]+[.$G$2]*[.E10]+[.$H$2]*[.D10]" office:value-type="float" office:value="37.0788421052632" calcext:value-type="float">
            <text:p>37.0788421052632</text:p>
          </table:table-cell>
          <table:table-cell>
            <draw:frame table:end-cell-address="'Проверочная выборка'.N28" table:end-x="37.22pt" table:end-y="10.52pt" draw:z-index="0" draw:name="Chart 2" draw:style-name="gr2" draw:text-style-name="P1" svg:width="335.57pt" svg:height="233.97pt" svg:x="40.73pt" svg:y="10.54pt">
              <draw:object draw:notify-on-update-of-ranges="'Проверочная выборка'.H6:'Проверочная выборка'.H82 'Проверочная выборка'.I6:'Проверочная выборка'.I82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3"/>
          <table:table-cell table:style-name="ce24" office:value-type="string" calcext:value-type="string">
            <text:p>R-квадрат</text:p>
          </table:table-cell>
          <table:table-cell table:style-name="ce24" office:value-type="float" office:value="0.94611744434714" calcext:value-type="float">
            <text:p>0.94611744434714</text:p>
          </table:table-cell>
          <table:table-cell table:style-name="ce24" office:value-type="string" calcext:value-type="string">
            <text:p>R-квадрат</text:p>
          </table:table-cell>
          <table:table-cell table:style-name="ce24" office:value-type="float" office:value="0.970968831716588" calcext:value-type="float">
            <text:p>0.970968831716588</text:p>
          </table:table-cell>
          <table:table-cell table:number-columns-repeated="997"/>
        </table:table-row>
        <table:table-row table:style-name="ro2">
          <table:table-cell table:style-name="ce4" office:value-type="string" calcext:value-type="string">
            <text:p>алканы</text:p>
          </table:table-cell>
          <table:table-cell table:style-name="ce4" office:value-type="string" calcext:value-type="string">
            <text:p>октан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12" office:value-type="float" office:value="41.53" calcext:value-type="float">
            <text:p>41.53</text:p>
          </table:table-cell>
          <table:table-cell table:style-name="ce4" table:formula="of:=[.$E$2]*[.G11]+[.$F$2]*[.F11]+[.$G$2]*[.E11]+[.$H$2]*[.D11]" office:value-type="float" office:value="42.4261052631579" calcext:value-type="float">
            <text:p>42.4261052631579</text:p>
          </table:table-cell>
          <table:table-cell table:number-columns-repeated="14"/>
          <table:table-cell table:style-name="ce24" office:value-type="string" calcext:value-type="string">
            <text:p>Нормированный R-квадрат</text:p>
          </table:table-cell>
          <table:table-cell table:style-name="ce24" office:value-type="float" office:value="0.761489925796187" calcext:value-type="float">
            <text:p>0.761489925796187</text:p>
          </table:table-cell>
          <table:table-cell table:style-name="ce24" office:value-type="string" calcext:value-type="string">
            <text:p>Нормированный R-квадрат</text:p>
          </table:table-cell>
          <table:table-cell table:style-name="ce24" office:value-type="float" office:value="0.835082143610308" calcext:value-type="float">
            <text:p>0.835082143610308</text:p>
          </table:table-cell>
          <table:table-cell table:number-columns-repeated="997"/>
        </table:table-row>
        <table:table-row table:style-name="ro2">
          <table:table-cell table:style-name="ce4" office:value-type="string" calcext:value-type="string">
            <text:p>алканы</text:p>
          </table:table-cell>
          <table:table-cell table:style-name="ce4" office:value-type="string" calcext:value-type="string">
            <text:p>нонан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12" office:value-type="float" office:value="46.41" calcext:value-type="float">
            <text:p>46.41</text:p>
          </table:table-cell>
          <table:table-cell table:style-name="ce4" table:formula="of:=[.$E$2]*[.G12]+[.$F$2]*[.F12]+[.$G$2]*[.E12]+[.$H$2]*[.D12]" office:value-type="float" office:value="47.7733684210526" calcext:value-type="float">
            <text:p>47.7733684210526</text:p>
          </table:table-cell>
          <table:table-cell table:number-columns-repeated="14"/>
          <table:table-cell table:style-name="ce24" office:value-type="string" calcext:value-type="string">
            <text:p>Стандартная ошибка</text:p>
          </table:table-cell>
          <table:table-cell table:style-name="ce24" office:value-type="float" office:value="2.31296143610104" calcext:value-type="float">
            <text:p>2.31296143610104</text:p>
          </table:table-cell>
          <table:table-cell table:style-name="ce24" office:value-type="string" calcext:value-type="string">
            <text:p>Стандартная ошибка</text:p>
          </table:table-cell>
          <table:table-cell table:style-name="ce24" office:value-type="float" office:value="2.0353593803104" calcext:value-type="float">
            <text:p>2.0353593803104</text:p>
          </table:table-cell>
          <table:table-cell table:number-columns-repeated="997"/>
        </table:table-row>
        <table:table-row table:style-name="ro4">
          <table:table-cell table:style-name="ce4" office:value-type="string" calcext:value-type="string">
            <text:p>алканы</text:p>
          </table:table-cell>
          <table:table-cell table:style-name="ce4" office:value-type="string" calcext:value-type="string">
            <text:p>декан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12" office:value-type="float" office:value="51.38" calcext:value-type="float">
            <text:p>51.38</text:p>
          </table:table-cell>
          <table:table-cell table:style-name="ce4" table:formula="of:=[.$E$2]*[.G13]+[.$F$2]*[.F13]+[.$G$2]*[.E13]+[.$H$2]*[.D13]" office:value-type="float" office:value="53.1206315789474" calcext:value-type="float">
            <text:p>53.1206315789474</text:p>
          </table:table-cell>
          <table:table-cell table:number-columns-repeated="14"/>
          <table:table-cell table:style-name="ce25" office:value-type="string" calcext:value-type="string">
            <text:p>Наблюдения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string" calcext:value-type="string">
            <text:p>Наблюдения</text:p>
          </table:table-cell>
          <table:table-cell table:style-name="ce25" office:value-type="float" office:value="12" calcext:value-type="float">
            <text:p>12</text:p>
          </table:table-cell>
          <table:table-cell table:number-columns-repeated="997"/>
        </table:table-row>
        <table:table-row table:style-name="ro2">
          <table:table-cell table:style-name="ce4" office:value-type="string" calcext:value-type="string">
            <text:p>алканы</text:p>
          </table:table-cell>
          <table:table-cell table:style-name="ce4" office:value-type="string" calcext:value-type="string">
            <text:p>ундекан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12" office:value-type="float" office:value="56.43" calcext:value-type="float">
            <text:p>56.43</text:p>
          </table:table-cell>
          <table:table-cell table:style-name="ce4" table:formula="of:=[.$E$2]*[.G14]+[.$F$2]*[.F14]+[.$G$2]*[.E14]+[.$H$2]*[.D14]" office:value-type="float" office:value="58.4678947368421" calcext:value-type="float">
            <text:p>58.4678947368421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алканы</text:p>
          </table:table-cell>
          <table:table-cell table:style-name="ce4" office:value-type="string" calcext:value-type="string">
            <text:p>додекан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12" office:value-type="float" office:value="61.51" calcext:value-type="float">
            <text:p>61.51</text:p>
          </table:table-cell>
          <table:table-cell table:style-name="ce4" table:formula="of:=[.$E$2]*[.G15]+[.$F$2]*[.F15]+[.$G$2]*[.E15]+[.$H$2]*[.D15]" office:value-type="float" office:value="63.8151578947368" calcext:value-type="float">
            <text:p>63.8151578947368</text:p>
          </table:table-cell>
          <table:table-cell table:number-columns-repeated="14"/>
          <table:table-cell table:style-name="ce2" office:value-type="string" calcext:value-type="string">
            <text:p>Дисперсионный анализ</text:p>
          </table:table-cell>
          <table:table-cell/>
          <table:table-cell table:style-name="ce2" office:value-type="string" calcext:value-type="string">
            <text:p>Дисперсионный анализ</text:p>
          </table:table-cell>
          <table:table-cell table:number-columns-repeated="998"/>
        </table:table-row>
        <table:table-row table:style-name="ro2">
          <table:table-cell table:style-name="ce4" office:value-type="string" calcext:value-type="string">
            <text:p>алканы</text:p>
          </table:table-cell>
          <table:table-cell table:style-name="ce4" office:value-type="string" calcext:value-type="string">
            <text:p>тридекан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12" office:value-type="float" office:value="66.43" calcext:value-type="float">
            <text:p>66.43</text:p>
          </table:table-cell>
          <table:table-cell table:style-name="ce4" table:formula="of:=[.$E$2]*[.G16]+[.$F$2]*[.F16]+[.$G$2]*[.E16]+[.$H$2]*[.D16]" office:value-type="float" office:value="69.1624210526316" calcext:value-type="float">
            <text:p>69.1624210526316</text:p>
          </table:table-cell>
          <table:table-cell table:number-columns-repeated="14"/>
          <table:table-cell table:style-name="ce43"/>
          <table:table-cell table:style-name="ce43" office:value-type="string" calcext:value-type="string">
            <text:p>df</text:p>
          </table:table-cell>
          <table:table-cell table:style-name="ce43"/>
          <table:table-cell table:style-name="ce43" office:value-type="string" calcext:value-type="string">
            <text:p>df</text:p>
          </table:table-cell>
          <table:table-cell table:style-name="ce43" office:value-type="string" calcext:value-type="string">
            <text:p>SS</text:p>
          </table:table-cell>
          <table:table-cell table:style-name="ce43" office:value-type="string" calcext:value-type="string">
            <text:p>MS</text:p>
          </table:table-cell>
          <table:table-cell table:style-name="ce43" office:value-type="string" calcext:value-type="string">
            <text:p>F</text:p>
          </table:table-cell>
          <table:table-cell table:style-name="ce43" office:value-type="string" calcext:value-type="string">
            <text:p>Значимость F</text:p>
          </table:table-cell>
          <table:table-cell table:number-columns-repeated="993"/>
        </table:table-row>
        <table:table-row table:style-name="ro2">
          <table:table-cell table:style-name="ce4" office:value-type="string" calcext:value-type="string">
            <text:p>алканы</text:p>
          </table:table-cell>
          <table:table-cell table:style-name="ce4" office:value-type="string" calcext:value-type="string">
            <text:p>тетрадекан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12" office:value-type="float" office:value="71.3" calcext:value-type="float">
            <text:p>71.3</text:p>
          </table:table-cell>
          <table:table-cell table:style-name="ce4" table:formula="of:=[.$E$2]*[.G17]+[.$F$2]*[.F17]+[.$G$2]*[.E17]+[.$H$2]*[.D17]" office:value-type="float" office:value="74.5096842105263" calcext:value-type="float">
            <text:p>74.5096842105263</text:p>
          </table:table-cell>
          <table:table-cell table:number-columns-repeated="14"/>
          <table:table-cell table:style-name="ce24" office:value-type="string" calcext:value-type="string">
            <text:p>Регрессия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Регрессия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108.44198921053" calcext:value-type="float">
            <text:p>1108.44198921053</text:p>
          </table:table-cell>
          <table:table-cell table:style-name="ce24" office:value-type="float" office:value="277.110497302632" calcext:value-type="float">
            <text:p>277.110497302632</text:p>
          </table:table-cell>
          <table:table-cell table:style-name="ce24" office:value-type="float" office:value="66.8914748616146" calcext:value-type="float">
            <text:p>66.8914748616146</text:p>
          </table:table-cell>
          <table:table-cell table:style-name="ce24" office:value-type="float" office:value="0.0000116706296141641" calcext:value-type="float">
            <text:p>1.16706296141641E-05</text:p>
          </table:table-cell>
          <table:table-cell table:number-columns-repeated="993"/>
        </table:table-row>
        <table:table-row table:style-name="ro2">
          <table:table-cell table:style-name="ce4" office:value-type="string" calcext:value-type="string">
            <text:p>алканы</text:p>
          </table:table-cell>
          <table:table-cell table:style-name="ce4" office:value-type="string" calcext:value-type="string">
            <text:p>пентадекан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12" office:value-type="float" office:value="76.11" calcext:value-type="float">
            <text:p>76.11</text:p>
          </table:table-cell>
          <table:table-cell table:style-name="ce4" table:formula="of:=[.$E$2]*[.G18]+[.$F$2]*[.F18]+[.$G$2]*[.E18]+[.$H$2]*[.D18]" office:value-type="float" office:value="79.856947368421" calcext:value-type="float">
            <text:p>79.856947368421</text:p>
          </table:table-cell>
          <table:table-cell table:number-columns-repeated="14"/>
          <table:table-cell table:style-name="ce24" office:value-type="string" calcext:value-type="string">
            <text:p>Остаток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string" calcext:value-type="string">
            <text:p>Остаток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3.1415024561403" calcext:value-type="float">
            <text:p>33.1415024561403</text:p>
          </table:table-cell>
          <table:table-cell table:style-name="ce24" office:value-type="float" office:value="4.14268780701754" calcext:value-type="float">
            <text:p>4.14268780701754</text:p>
          </table:table-cell>
          <table:table-cell table:style-name="ce24" table:number-columns-repeated="2"/>
          <table:table-cell table:number-columns-repeated="993"/>
        </table:table-row>
        <table:table-row table:style-name="ro4">
          <table:table-cell table:style-name="ce4" office:value-type="string" calcext:value-type="string">
            <text:p>алканы</text:p>
          </table:table-cell>
          <table:table-cell table:style-name="ce4" office:value-type="string" calcext:value-type="string">
            <text:p>гексадекан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12" office:value-type="float" office:value="81.38" calcext:value-type="float">
            <text:p>81.38</text:p>
          </table:table-cell>
          <table:table-cell table:style-name="ce4" table:formula="of:=[.$E$2]*[.G19]+[.$F$2]*[.F19]+[.$G$2]*[.E19]+[.$H$2]*[.D19]" office:value-type="float" office:value="85.2042105263158" calcext:value-type="float">
            <text:p>85.2042105263158</text:p>
          </table:table-cell>
          <table:table-cell table:number-columns-repeated="14"/>
          <table:table-cell table:style-name="ce25" office:value-type="string" calcext:value-type="string">
            <text:p>Итого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string" calcext:value-type="string">
            <text:p>Итого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141.58349166667" calcext:value-type="float">
            <text:p>1141.58349166667</text:p>
          </table:table-cell>
          <table:table-cell table:style-name="ce25" table:number-columns-repeated="3"/>
          <table:table-cell table:number-columns-repeated="993"/>
        </table:table-row>
        <table:table-row table:style-name="ro4">
          <table:table-cell table:style-name="ce4" office:value-type="string" calcext:value-type="string">
            <text:p>алканы</text:p>
          </table:table-cell>
          <table:table-cell table:style-name="ce4" office:value-type="string" calcext:value-type="string">
            <text:p>гептадекан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12" office:value-type="float" office:value="86.02" calcext:value-type="float">
            <text:p>86.02</text:p>
          </table:table-cell>
          <table:table-cell table:style-name="ce4" table:formula="of:=[.$E$2]*[.G20]+[.$F$2]*[.F20]+[.$G$2]*[.E20]+[.$H$2]*[.D20]" office:value-type="float" office:value="90.5514736842105" calcext:value-type="float">
            <text:p>90.5514736842105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алканы</text:p>
          </table:table-cell>
          <table:table-cell table:style-name="ce4" office:value-type="string" calcext:value-type="string">
            <text:p>2-Метилпропан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12" office:value-type="float" office:value="19.23" calcext:value-type="float">
            <text:p>19.23</text:p>
          </table:table-cell>
          <table:table-cell table:style-name="ce4" table:formula="of:=[.$E$2]*[.G21]+[.$F$2]*[.F21]+[.$G$2]*[.E21]+[.$H$2]*[.D21]" office:value-type="float" office:value="19.3854736842105" calcext:value-type="float">
            <text:p>19.3854736842105</text:p>
          </table:table-cell>
          <table:table-cell table:number-columns-repeated="14"/>
          <table:table-cell table:style-name="ce43"/>
          <table:table-cell table:style-name="ce43" office:value-type="string" calcext:value-type="string">
            <text:p>Коэффициенты</text:p>
          </table:table-cell>
          <table:table-cell table:style-name="ce43"/>
          <table:table-cell table:style-name="ce43" office:value-type="string" calcext:value-type="string">
            <text:p>Коэффициенты</text:p>
          </table:table-cell>
          <table:table-cell table:style-name="ce43" office:value-type="string" calcext:value-type="string">
            <text:p>Стандартная ошибка</text:p>
          </table:table-cell>
          <table:table-cell table:style-name="ce43" office:value-type="string" calcext:value-type="string">
            <text:p>t-статистика</text:p>
          </table:table-cell>
          <table:table-cell table:style-name="ce43" office:value-type="string" calcext:value-type="string">
            <text:p>P-Значение</text:p>
          </table:table-cell>
          <table:table-cell table:style-name="ce43" office:value-type="string" calcext:value-type="string">
            <text:p>Нижние 95%</text:p>
          </table:table-cell>
          <table:table-cell table:style-name="ce43" office:value-type="string" calcext:value-type="string">
            <text:p>Верхние 95%</text:p>
          </table:table-cell>
          <table:table-cell table:style-name="ce43" office:value-type="string" calcext:value-type="string">
            <text:p>Нижние 95,0%</text:p>
          </table:table-cell>
          <table:table-cell table:style-name="ce43" office:value-type="string" calcext:value-type="string">
            <text:p>Верхние 95,0%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алканы</text:p>
          </table:table-cell>
          <table:table-cell table:style-name="ce4" office:value-type="string" calcext:value-type="string">
            <text:p>2-Метилбутан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12" office:value-type="float" office:value="24.85" calcext:value-type="float">
            <text:p>24.85</text:p>
          </table:table-cell>
          <table:table-cell table:style-name="ce4" table:formula="of:=[.$E$2]*[.G22]+[.$F$2]*[.F22]+[.$G$2]*[.E22]+[.$H$2]*[.D22]" office:value-type="float" office:value="24.7327368421053" calcext:value-type="float">
            <text:p>24.7327368421053</text:p>
          </table:table-cell>
          <table:table-cell table:number-columns-repeated="14"/>
          <table:table-cell table:style-name="ce24" office:value-type="string" calcext:value-type="string">
            <text:p>Y-пересечение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Y-пересечение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NA()" office:value-type="string" office:string-value="" calcext:value-type="error">
            <text:p>#Н/Д</text:p>
          </table:table-cell>
          <table:table-cell table:style-name="ce24" table:formula="of:=NA()" office:value-type="string" office:string-value="" calcext:value-type="error">
            <text:p>#Н/Д</text:p>
          </table:table-cell>
          <table:table-cell table:style-name="ce24" table:formula="of:=NA()" office:value-type="string" office:string-value="" calcext:value-type="error">
            <text:p>#Н/Д</text:p>
          </table:table-cell>
          <table:table-cell table:style-name="ce24" table:formula="of:=NA()" office:value-type="string" office:string-value="" calcext:value-type="error">
            <text:p>#Н/Д</text:p>
          </table:table-cell>
          <table:table-cell table:style-name="ce24" table:formula="of:=NA()" office:value-type="string" office:string-value="" calcext:value-type="error">
            <text:p>#Н/Д</text:p>
          </table:table-cell>
          <table:table-cell table:style-name="ce24" table:formula="of:=NA()" office:value-type="string" office:string-value="" calcext:value-type="error">
            <text:p>#Н/Д</text:p>
          </table:table-cell>
          <table:table-cell table:style-name="ce24" table:formula="of:=NA()" office:value-type="string" office:string-value="" calcext:value-type="error">
            <text:p>#Н/Д</text:p>
          </table:table-cell>
          <table:table-cell table:number-columns-repeated="990"/>
        </table:table-row>
        <table:table-row table:style-name="ro2">
          <table:table-cell table:style-name="ce13" office:value-type="string" calcext:value-type="string">
            <text:p>алканы</text:p>
          </table:table-cell>
          <table:table-cell table:style-name="ce13" office:value-type="string" calcext:value-type="string">
            <text:p>2,2-Диметилпропан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13" office:value-type="float" office:value="21.84" calcext:value-type="float">
            <text:p>21.84</text:p>
          </table:table-cell>
          <table:table-cell table:style-name="ce4" table:formula="of:=[.$E$2]*[.G23]+[.$F$2]*[.F23]+[.$G$2]*[.E23]+[.$H$2]*[.D23]" office:value-type="float" office:value="20.685052631579" calcext:value-type="float">
            <text:p>20.685052631579</text:p>
          </table:table-cell>
          <table:table-cell table:number-columns-repeated="14"/>
          <table:table-cell table:style-name="ce24" office:value-type="string" calcext:value-type="string">
            <text:p>n CH</text:p>
          </table:table-cell>
          <table:table-cell table:style-name="ce24" office:value-type="float" office:value="3.8292277992278" calcext:value-type="float">
            <text:p>3.8292277992278</text:p>
          </table:table-cell>
          <table:table-cell table:style-name="ce24" office:value-type="string" calcext:value-type="string">
            <text:p>n CH</text:p>
          </table:table-cell>
          <table:table-cell table:style-name="ce24" office:value-type="float" office:value="3.87168421052632" calcext:value-type="float">
            <text:p>3.87168421052632</text:p>
          </table:table-cell>
          <table:table-cell table:style-name="ce24" office:value-type="float" office:value="1.69112629969238" calcext:value-type="float">
            <text:p>1.69112629969238</text:p>
          </table:table-cell>
          <table:table-cell table:style-name="ce24" office:value-type="float" office:value="2.28941162539462" calcext:value-type="float">
            <text:p>2.28941162539462</text:p>
          </table:table-cell>
          <table:table-cell table:style-name="ce24" office:value-type="float" office:value="0.051311956199964" calcext:value-type="float">
            <text:p>0.051311956199964</text:p>
          </table:table-cell>
          <table:table-cell table:style-name="ce24" office:value-type="float" office:value="-0.0280625516039454" calcext:value-type="float">
            <text:p>-0.028062551603945</text:p>
          </table:table-cell>
          <table:table-cell table:style-name="ce24" office:value-type="float" office:value="7.77143097265658" calcext:value-type="float">
            <text:p>7.77143097265658</text:p>
          </table:table-cell>
          <table:table-cell table:style-name="ce24" office:value-type="float" office:value="-0.0280625516039454" calcext:value-type="float">
            <text:p>-0.028062551603945</text:p>
          </table:table-cell>
          <table:table-cell table:style-name="ce24" office:value-type="float" office:value="7.77143097265658" calcext:value-type="float">
            <text:p>7.77143097265658</text:p>
          </table:table-cell>
          <table:table-cell table:number-columns-repeated="990"/>
        </table:table-row>
        <table:table-row table:style-name="ro2">
          <table:table-cell table:style-name="ce13" office:value-type="string" calcext:value-type="string">
            <text:p>алканы</text:p>
          </table:table-cell>
          <table:table-cell table:style-name="ce13" office:value-type="string" calcext:value-type="string">
            <text:p>2-Метилпентан</text:p>
          </table:table-cell>
          <table:table-cell table:style-name="ce4" office:value-type="float" office:value="6" calcext:value-type="float">
            <text:p>6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13" office:value-type="float" office:value="29.89" calcext:value-type="float">
            <text:p>29.89</text:p>
          </table:table-cell>
          <table:table-cell table:style-name="ce4" table:formula="of:=[.$E$2]*[.G24]+[.$F$2]*[.F24]+[.$G$2]*[.E24]+[.$H$2]*[.D24]" office:value-type="float" office:value="30.08" calcext:value-type="float">
            <text:p>30.08</text:p>
          </table:table-cell>
          <table:table-cell table:number-columns-repeated="14"/>
          <table:table-cell table:style-name="ce24" office:value-type="string" calcext:value-type="string">
            <text:p>n CH2</text:p>
          </table:table-cell>
          <table:table-cell table:style-name="ce24" office:value-type="float" office:value="5.41625482625483" calcext:value-type="float">
            <text:p>5.41625482625483</text:p>
          </table:table-cell>
          <table:table-cell table:style-name="ce24" office:value-type="string" calcext:value-type="string">
            <text:p>n CH2</text:p>
          </table:table-cell>
          <table:table-cell table:style-name="ce24" office:value-type="float" office:value="5.34726315789474" calcext:value-type="float">
            <text:p>5.34726315789474</text:p>
          </table:table-cell>
          <table:table-cell table:style-name="ce24" office:value-type="float" office:value="0.434700709669038" calcext:value-type="float">
            <text:p>0.434700709669038</text:p>
          </table:table-cell>
          <table:table-cell table:style-name="ce24" office:value-type="float" office:value="12.3010223792041" calcext:value-type="float">
            <text:p>12.3010223792041</text:p>
          </table:table-cell>
          <table:table-cell table:style-name="ce24" office:value-type="float" office:value="0.00000177461757849444" calcext:value-type="float">
            <text:p>1.77461757849444E-06</text:p>
          </table:table-cell>
          <table:table-cell table:style-name="ce24" office:value-type="float" office:value="4.34484087557559" calcext:value-type="float">
            <text:p>4.34484087557559</text:p>
          </table:table-cell>
          <table:table-cell table:style-name="ce24" office:value-type="float" office:value="6.34968544021388" calcext:value-type="float">
            <text:p>6.34968544021388</text:p>
          </table:table-cell>
          <table:table-cell table:style-name="ce24" office:value-type="float" office:value="4.34484087557559" calcext:value-type="float">
            <text:p>4.34484087557559</text:p>
          </table:table-cell>
          <table:table-cell table:style-name="ce24" office:value-type="float" office:value="6.34968544021388" calcext:value-type="float">
            <text:p>6.34968544021388</text:p>
          </table:table-cell>
          <table:table-cell table:number-columns-repeated="990"/>
        </table:table-row>
        <table:table-row table:style-name="ro4">
          <table:table-cell table:style-name="ce13" office:value-type="string" calcext:value-type="string">
            <text:p>алканы</text:p>
          </table:table-cell>
          <table:table-cell table:style-name="ce13" office:value-type="string" calcext:value-type="string">
            <text:p>3-Метилпентан</text:p>
          </table:table-cell>
          <table:table-cell table:style-name="ce4" office:value-type="float" office:value="6" calcext:value-type="float">
            <text:p>6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13" office:value-type="float" office:value="30.27" calcext:value-type="float">
            <text:p>30.27</text:p>
          </table:table-cell>
          <table:table-cell table:style-name="ce4" table:formula="of:=[.$E$2]*[.G25]+[.$F$2]*[.F25]+[.$G$2]*[.E25]+[.$H$2]*[.D25]" office:value-type="float" office:value="30.08" calcext:value-type="float">
            <text:p>30.08</text:p>
          </table:table-cell>
          <table:table-cell table:number-columns-repeated="14"/>
          <table:table-cell table:style-name="ce25" office:value-type="string" calcext:value-type="string">
            <text:p>n CH3</text:p>
          </table:table-cell>
          <table:table-cell table:style-name="ce25" office:value-type="float" office:value="5.13942084942085" calcext:value-type="float">
            <text:p>5.13942084942085</text:p>
          </table:table-cell>
          <table:table-cell table:style-name="ce24" office:value-type="string" calcext:value-type="string">
            <text:p>n CH3</text:p>
          </table:table-cell>
          <table:table-cell table:style-name="ce24" office:value-type="float" office:value="5.17126315789474" calcext:value-type="float">
            <text:p>5.17126315789474</text:p>
          </table:table-cell>
          <table:table-cell table:style-name="ce24" office:value-type="float" office:value="0.346294542554657" calcext:value-type="float">
            <text:p>0.346294542554657</text:p>
          </table:table-cell>
          <table:table-cell table:style-name="ce24" office:value-type="float" office:value="14.933135012021" calcext:value-type="float">
            <text:p>14.933135012021</text:p>
          </table:table-cell>
          <table:table-cell table:style-name="ce24" office:value-type="float" office:value="0.000000398921882135564" calcext:value-type="float">
            <text:p>3.98921882135564E-07</text:p>
          </table:table-cell>
          <table:table-cell table:style-name="ce24" office:value-type="float" office:value="4.37270599435435" calcext:value-type="float">
            <text:p>4.37270599435435</text:p>
          </table:table-cell>
          <table:table-cell table:style-name="ce24" office:value-type="float" office:value="5.96982032143513" calcext:value-type="float">
            <text:p>5.96982032143513</text:p>
          </table:table-cell>
          <table:table-cell table:style-name="ce24" office:value-type="float" office:value="4.37270599435435" calcext:value-type="float">
            <text:p>4.37270599435435</text:p>
          </table:table-cell>
          <table:table-cell table:style-name="ce24" office:value-type="float" office:value="5.96982032143513" calcext:value-type="float">
            <text:p>5.96982032143513</text:p>
          </table:table-cell>
          <table:table-cell table:number-columns-repeated="990"/>
        </table:table-row>
        <table:table-row table:style-name="ro4">
          <table:table-cell table:style-name="ce13" office:value-type="string" calcext:value-type="string">
            <text:p>алканы</text:p>
          </table:table-cell>
          <table:table-cell table:style-name="ce13" office:value-type="string" calcext:value-type="string">
            <text:p>2,2-Диметилбутан</text:p>
          </table:table-cell>
          <table:table-cell table:style-name="ce4" office:value-type="float" office:value="6" calcext:value-type="float">
            <text:p>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13" office:value-type="float" office:value="27.69" calcext:value-type="float">
            <text:p>27.69</text:p>
          </table:table-cell>
          <table:table-cell table:style-name="ce4" table:formula="of:=[.$E$2]*[.G26]+[.$F$2]*[.F26]+[.$G$2]*[.E26]+[.$H$2]*[.D26]" office:value-type="float" office:value="26.0323157894737" calcext:value-type="float">
            <text:p>26.0323157894737</text:p>
          </table:table-cell>
          <table:table-cell table:number-columns-repeated="16"/>
          <table:table-cell table:style-name="ce25" office:value-type="string" calcext:value-type="string">
            <text:p>nСl</text:p>
          </table:table-cell>
          <table:table-cell table:style-name="ce25" office:value-type="float" office:value="11.6330175438597" calcext:value-type="float">
            <text:p>11.6330175438597</text:p>
          </table:table-cell>
          <table:table-cell table:style-name="ce25" office:value-type="float" office:value="1.95615319351067" calcext:value-type="float">
            <text:p>1.95615319351067</text:p>
          </table:table-cell>
          <table:table-cell table:style-name="ce25" office:value-type="float" office:value="5.94688472377877" calcext:value-type="float">
            <text:p>5.94688472377877</text:p>
          </table:table-cell>
          <table:table-cell table:style-name="ce25" office:value-type="float" office:value="0.000343174280058504" calcext:value-type="float">
            <text:p>0.000343174280059</text:p>
          </table:table-cell>
          <table:table-cell table:style-name="ce25" office:value-type="float" office:value="7.12211727342352" calcext:value-type="float">
            <text:p>7.12211727342352</text:p>
          </table:table-cell>
          <table:table-cell table:style-name="ce25" office:value-type="float" office:value="16.1439178142958" calcext:value-type="float">
            <text:p>16.1439178142958</text:p>
          </table:table-cell>
          <table:table-cell table:style-name="ce25" office:value-type="float" office:value="7.12211727342352" calcext:value-type="float">
            <text:p>7.12211727342352</text:p>
          </table:table-cell>
          <table:table-cell table:style-name="ce25" office:value-type="float" office:value="16.1439178142958" calcext:value-type="float">
            <text:p>16.1439178142958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алканы</text:p>
          </table:table-cell>
          <table:table-cell table:style-name="ce4" office:value-type="string" calcext:value-type="string">
            <text:p>2,3-Диметилбутан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12" office:value-type="float" office:value="29.21" calcext:value-type="float">
            <text:p>29.21</text:p>
          </table:table-cell>
          <table:table-cell table:style-name="ce4" table:formula="of:=[.$E$2]*[.G27]+[.$F$2]*[.F27]+[.$G$2]*[.E27]+[.$H$2]*[.D27]" office:value-type="float" office:value="28.4284210526316" calcext:value-type="float">
            <text:p>28.4284210526316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алканы</text:p>
          </table:table-cell>
          <table:table-cell table:style-name="ce4" office:value-type="string" calcext:value-type="string">
            <text:p>2-Метилгексан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12" office:value-type="float" office:value="34.85" calcext:value-type="float">
            <text:p>34.85</text:p>
          </table:table-cell>
          <table:table-cell table:style-name="ce4" table:formula="of:=[.$E$2]*[.G28]+[.$F$2]*[.F28]+[.$G$2]*[.E28]+[.$H$2]*[.D28]" office:value-type="float" office:value="35.4272631578947" calcext:value-type="float">
            <text:p>35.4272631578947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алканы</text:p>
          </table:table-cell>
          <table:table-cell table:style-name="ce4" office:value-type="string" calcext:value-type="string">
            <text:p>3-Метилгексан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12" office:value-type="float" office:value="35.05" calcext:value-type="float">
            <text:p>35.05</text:p>
          </table:table-cell>
          <table:table-cell table:style-name="ce4" table:formula="of:=[.$E$2]*[.G29]+[.$F$2]*[.F29]+[.$G$2]*[.E29]+[.$H$2]*[.D29]" office:value-type="float" office:value="35.4272631578947" calcext:value-type="float">
            <text:p>35.4272631578947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алканы</text:p>
          </table:table-cell>
          <table:table-cell table:style-name="ce4" office:value-type="string" calcext:value-type="string">
            <text:p>3-Этилпентан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12" office:value-type="float" office:value="35.22" calcext:value-type="float">
            <text:p>35.22</text:p>
          </table:table-cell>
          <table:table-cell table:style-name="ce4" table:formula="of:=[.$E$2]*[.G30]+[.$F$2]*[.F30]+[.$G$2]*[.E30]+[.$H$2]*[.D30]" office:value-type="float" office:value="35.4272631578947" calcext:value-type="float">
            <text:p>35.4272631578947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алканы</text:p>
          </table:table-cell>
          <table:table-cell table:style-name="ce4" office:value-type="string" calcext:value-type="string">
            <text:p>2,3-Диметилпентан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12" office:value-type="float" office:value="34.23" calcext:value-type="float">
            <text:p>34.23</text:p>
          </table:table-cell>
          <table:table-cell table:style-name="ce4" table:formula="of:=[.$E$2]*[.G31]+[.$F$2]*[.F31]+[.$G$2]*[.E31]+[.$H$2]*[.D31]" office:value-type="float" office:value="33.7756842105263" calcext:value-type="float">
            <text:p>33.7756842105263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алканы</text:p>
          </table:table-cell>
          <table:table-cell table:style-name="ce4" office:value-type="string" calcext:value-type="string">
            <text:p>2,4-Диметилпентан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12" office:value-type="float" office:value="32.88" calcext:value-type="float">
            <text:p>32.88</text:p>
          </table:table-cell>
          <table:table-cell table:style-name="ce4" table:formula="of:=[.$E$2]*[.G32]+[.$F$2]*[.F32]+[.$G$2]*[.E32]+[.$H$2]*[.D32]" office:value-type="float" office:value="33.7756842105263" calcext:value-type="float">
            <text:p>33.7756842105263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алканы</text:p>
          </table:table-cell>
          <table:table-cell table:style-name="ce4" office:value-type="string" calcext:value-type="string">
            <text:p>2,2-Диметилпентан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12" office:value-type="float" office:value="32.42" calcext:value-type="float">
            <text:p>32.42</text:p>
          </table:table-cell>
          <table:table-cell table:style-name="ce4" table:formula="of:=[.$E$2]*[.G33]+[.$F$2]*[.F33]+[.$G$2]*[.E33]+[.$H$2]*[.D33]" office:value-type="float" office:value="31.3795789473684" calcext:value-type="float">
            <text:p>31.3795789473684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алканы</text:p>
          </table:table-cell>
          <table:table-cell table:style-name="ce4" office:value-type="string" calcext:value-type="string">
            <text:p>3,3-Диметилпентан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12" office:value-type="float" office:value="33.01" calcext:value-type="float">
            <text:p>33.01</text:p>
          </table:table-cell>
          <table:table-cell table:style-name="ce4" table:formula="of:=[.$E$2]*[.G34]+[.$F$2]*[.F34]+[.$G$2]*[.E34]+[.$H$2]*[.D34]" office:value-type="float" office:value="31.3795789473684" calcext:value-type="float">
            <text:p>31.3795789473684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алканы</text:p>
          </table:table-cell>
          <table:table-cell table:style-name="ce4" office:value-type="string" calcext:value-type="string">
            <text:p>2,2,3-Триметилбутан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12" office:value-type="float" office:value="32.04" calcext:value-type="float">
            <text:p>32.04</text:p>
          </table:table-cell>
          <table:table-cell table:style-name="ce4" table:formula="of:=[.$E$2]*[.G35]+[.$F$2]*[.F35]+[.$G$2]*[.E35]+[.$H$2]*[.D35]" office:value-type="float" office:value="29.728" calcext:value-type="float">
            <text:p>29.728</text:p>
          </table:table-cell>
          <table:table-cell table:number-columns-repeated="11"/>
          <table:table-cell table:style-name="ce43" office:value-type="string" calcext:value-type="string">
            <text:p>Нижние 95,0%</text:p>
          </table:table-cell>
          <table:table-cell table:style-name="ce43" office:value-type="string" calcext:value-type="string">
            <text:p>Верхние 95,0%</text:p>
          </table:table-cell>
          <table:table-cell table:number-columns-repeated="1002"/>
        </table:table-row>
        <table:table-row table:style-name="ro2">
          <table:table-cell table:style-name="ce4" office:value-type="string" calcext:value-type="string">
            <text:p>алканы</text:p>
          </table:table-cell>
          <table:table-cell table:style-name="ce4" office:value-type="string" calcext:value-type="string">
            <text:p>2-Метилгептан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12" office:value-type="float" office:value="39.67" calcext:value-type="float">
            <text:p>39.67</text:p>
          </table:table-cell>
          <table:table-cell table:style-name="ce4" table:formula="of:=[.$E$2]*[.G36]+[.$F$2]*[.F36]+[.$G$2]*[.E36]+[.$H$2]*[.D36]" office:value-type="float" office:value="40.7745263157895" calcext:value-type="float">
            <text:p>40.7745263157895</text:p>
          </table:table-cell>
          <table:table-cell table:number-columns-repeated="11"/>
          <table:table-cell table:style-name="ce24" table:formula="of:=NA()" office:value-type="string" office:string-value="" calcext:value-type="error">
            <text:p>#Н/Д</text:p>
          </table:table-cell>
          <table:table-cell table:style-name="ce24" table:formula="of:=NA()" office:value-type="string" office:string-value="" calcext:value-type="error">
            <text:p>#Н/Д</text:p>
          </table:table-cell>
          <table:table-cell table:number-columns-repeated="1002"/>
        </table:table-row>
        <table:table-row table:style-name="ro2">
          <table:table-cell table:style-name="ce4" office:value-type="string" calcext:value-type="string">
            <text:p>алканы</text:p>
          </table:table-cell>
          <table:table-cell table:style-name="ce4" office:value-type="string" calcext:value-type="string">
            <text:p>3-Метилгептан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12" office:value-type="float" office:value="39.83" calcext:value-type="float">
            <text:p>39.83</text:p>
          </table:table-cell>
          <table:table-cell table:style-name="ce4" table:formula="of:=[.$E$2]*[.G37]+[.$F$2]*[.F37]+[.$G$2]*[.E37]+[.$H$2]*[.D37]" office:value-type="float" office:value="40.7745263157895" calcext:value-type="float">
            <text:p>40.7745263157895</text:p>
          </table:table-cell>
          <table:table-cell table:number-columns-repeated="11"/>
          <table:table-cell table:style-name="ce24" office:value-type="float" office:value="1.16791838444667" calcext:value-type="float">
            <text:p>1.16791838444667</text:p>
          </table:table-cell>
          <table:table-cell table:style-name="ce24" office:value-type="float" office:value="11.6576816155534" calcext:value-type="float">
            <text:p>11.6576816155534</text:p>
          </table:table-cell>
          <table:table-cell table:number-columns-repeated="1002"/>
        </table:table-row>
        <table:table-row table:style-name="ro2">
          <table:table-cell table:style-name="ce4" office:value-type="string" calcext:value-type="string">
            <text:p>алканы</text:p>
          </table:table-cell>
          <table:table-cell table:style-name="ce4" office:value-type="string" calcext:value-type="string">
            <text:p>4-Метилгептан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12" office:value-type="float" office:value="39.67" calcext:value-type="float">
            <text:p>39.67</text:p>
          </table:table-cell>
          <table:table-cell table:style-name="ce4" table:formula="of:=[.$E$2]*[.G38]+[.$F$2]*[.F38]+[.$G$2]*[.E38]+[.$H$2]*[.D38]" office:value-type="float" office:value="40.7745263157895" calcext:value-type="float">
            <text:p>40.7745263157895</text:p>
          </table:table-cell>
          <table:table-cell table:number-columns-repeated="11"/>
          <table:table-cell table:style-name="ce24" office:value-type="float" office:value="2.82157469576535" calcext:value-type="float">
            <text:p>2.82157469576535</text:p>
          </table:table-cell>
          <table:table-cell table:style-name="ce24" office:value-type="float" office:value="9.87202530423464" calcext:value-type="float">
            <text:p>9.87202530423464</text:p>
          </table:table-cell>
          <table:table-cell table:number-columns-repeated="1002"/>
        </table:table-row>
        <table:table-row table:style-name="ro2">
          <table:table-cell table:style-name="ce4" office:value-type="string" calcext:value-type="string">
            <text:p>алканы</text:p>
          </table:table-cell>
          <table:table-cell table:style-name="ce4" office:value-type="string" calcext:value-type="string">
            <text:p>3-Этилгексан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12" office:value-type="float" office:value="39.64" calcext:value-type="float">
            <text:p>39.64</text:p>
          </table:table-cell>
          <table:table-cell table:style-name="ce4" table:formula="of:=[.$E$2]*[.G39]+[.$F$2]*[.F39]+[.$G$2]*[.E39]+[.$H$2]*[.D39]" office:value-type="float" office:value="40.7745263157895" calcext:value-type="float">
            <text:p>40.7745263157895</text:p>
          </table:table-cell>
          <table:table-cell table:number-columns-repeated="11"/>
          <table:table-cell table:style-name="ce24" office:value-type="float" office:value="5.15234365908941" calcext:value-type="float">
            <text:p>5.15234365908941</text:p>
          </table:table-cell>
          <table:table-cell table:style-name="ce24" office:value-type="float" office:value="7.1172563409106" calcext:value-type="float">
            <text:p>7.1172563409106</text:p>
          </table:table-cell>
          <table:table-cell table:number-columns-repeated="1002"/>
        </table:table-row>
        <table:table-row table:style-name="ro2">
          <table:table-cell table:style-name="ce4" office:value-type="string" calcext:value-type="string">
            <text:p>алканы</text:p>
          </table:table-cell>
          <table:table-cell table:style-name="ce4" office:value-type="string" calcext:value-type="string">
            <text:p>2,2-Диметилгексан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12" office:value-type="float" office:value="37.28" calcext:value-type="float">
            <text:p>37.28</text:p>
          </table:table-cell>
          <table:table-cell table:style-name="ce4" table:formula="of:=[.$E$2]*[.G40]+[.$F$2]*[.F40]+[.$G$2]*[.E40]+[.$H$2]*[.D40]" office:value-type="float" office:value="36.7268421052632" calcext:value-type="float">
            <text:p>36.7268421052632</text:p>
          </table:table-cell>
          <table:table-cell table:number-columns-repeated="11"/>
          <table:table-cell table:style-name="ce24" office:value-type="float" office:value="2.56880898661097" calcext:value-type="float">
            <text:p>2.56880898661097</text:p>
          </table:table-cell>
          <table:table-cell table:style-name="ce24" office:value-type="float" office:value="5.07359101338902" calcext:value-type="float">
            <text:p>5.07359101338902</text:p>
          </table:table-cell>
          <table:table-cell table:number-columns-repeated="1002"/>
        </table:table-row>
        <table:table-row table:style-name="ro4">
          <table:table-cell table:style-name="ce4" office:value-type="string" calcext:value-type="string">
            <text:p>алканы</text:p>
          </table:table-cell>
          <table:table-cell table:style-name="ce4" office:value-type="string" calcext:value-type="string">
            <text:p>2,3-Диметилгексан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12" office:value-type="float" office:value="38.78" calcext:value-type="float">
            <text:p>38.78</text:p>
          </table:table-cell>
          <table:table-cell table:style-name="ce4" table:formula="of:=[.$E$2]*[.G41]+[.$F$2]*[.F41]+[.$G$2]*[.E41]+[.$H$2]*[.D41]" office:value-type="float" office:value="39.1229473684211" calcext:value-type="float">
            <text:p>39.1229473684211</text:p>
          </table:table-cell>
          <table:table-cell table:number-columns-repeated="11"/>
          <table:table-cell table:style-name="ce25" office:value-type="float" office:value="6.18437212801846" calcext:value-type="float">
            <text:p>6.18437212801846</text:p>
          </table:table-cell>
          <table:table-cell table:style-name="ce25" office:value-type="float" office:value="13.4814945386482" calcext:value-type="float">
            <text:p>13.4814945386482</text:p>
          </table:table-cell>
          <table:table-cell table:number-columns-repeated="1002"/>
        </table:table-row>
        <table:table-row table:style-name="ro2">
          <table:table-cell table:style-name="ce4" office:value-type="string" calcext:value-type="string">
            <text:p>алканы</text:p>
          </table:table-cell>
          <table:table-cell table:style-name="ce4" office:value-type="string" calcext:value-type="string">
            <text:p>2,4-Диметилгексан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12" office:value-type="float" office:value="37.76" calcext:value-type="float">
            <text:p>37.76</text:p>
          </table:table-cell>
          <table:table-cell table:style-name="ce4" table:formula="of:=[.$E$2]*[.G42]+[.$F$2]*[.F42]+[.$G$2]*[.E42]+[.$H$2]*[.D42]" office:value-type="float" office:value="39.1229473684211" calcext:value-type="float">
            <text:p>39.1229473684211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алканы</text:p>
          </table:table-cell>
          <table:table-cell table:style-name="ce4" office:value-type="string" calcext:value-type="string">
            <text:p>2,5-Диметилгексан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12" office:value-type="float" office:value="37.85" calcext:value-type="float">
            <text:p>37.85</text:p>
          </table:table-cell>
          <table:table-cell table:style-name="ce4" table:formula="of:=[.$E$2]*[.G43]+[.$F$2]*[.F43]+[.$G$2]*[.E43]+[.$H$2]*[.D43]" office:value-type="float" office:value="39.1229473684211" calcext:value-type="float">
            <text:p>39.1229473684211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алканы</text:p>
          </table:table-cell>
          <table:table-cell table:style-name="ce4" office:value-type="string" calcext:value-type="string">
            <text:p>3,3-Диметилгексан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12" office:value-type="float" office:value="37.53" calcext:value-type="float">
            <text:p>37.53</text:p>
          </table:table-cell>
          <table:table-cell table:style-name="ce4" table:formula="of:=[.$E$2]*[.G44]+[.$F$2]*[.F44]+[.$G$2]*[.E44]+[.$H$2]*[.D44]" office:value-type="float" office:value="36.7268421052632" calcext:value-type="float">
            <text:p>36.7268421052632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алканы</text:p>
          </table:table-cell>
          <table:table-cell table:style-name="ce4" office:value-type="string" calcext:value-type="string">
            <text:p>3,4-Диметилгексан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12" office:value-type="float" office:value="38.97" calcext:value-type="float">
            <text:p>38.97</text:p>
          </table:table-cell>
          <table:table-cell table:style-name="ce4" table:formula="of:=[.$E$2]*[.G45]+[.$F$2]*[.F45]+[.$G$2]*[.E45]+[.$H$2]*[.D45]" office:value-type="float" office:value="39.1229473684211" calcext:value-type="float">
            <text:p>39.1229473684211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алканы</text:p>
          </table:table-cell>
          <table:table-cell table:style-name="ce4" office:value-type="string" calcext:value-type="string">
            <text:p>2-Метил-3-этилпентан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12" office:value-type="float" office:value="38.52" calcext:value-type="float">
            <text:p>38.52</text:p>
          </table:table-cell>
          <table:table-cell table:style-name="ce4" table:formula="of:=[.$E$2]*[.G46]+[.$F$2]*[.F46]+[.$G$2]*[.E46]+[.$H$2]*[.D46]" office:value-type="float" office:value="39.1229473684211" calcext:value-type="float">
            <text:p>39.1229473684211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алканы</text:p>
          </table:table-cell>
          <table:table-cell table:style-name="ce4" office:value-type="string" calcext:value-type="string">
            <text:p>3-Метил-3-этилпентан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12" office:value-type="float" office:value="37.99" calcext:value-type="float">
            <text:p>37.99</text:p>
          </table:table-cell>
          <table:table-cell table:style-name="ce4" table:formula="of:=[.$E$2]*[.G47]+[.$F$2]*[.F47]+[.$G$2]*[.E47]+[.$H$2]*[.D47]" office:value-type="float" office:value="36.7268421052632" calcext:value-type="float">
            <text:p>36.7268421052632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алканы</text:p>
          </table:table-cell>
          <table:table-cell table:style-name="ce4" office:value-type="string" calcext:value-type="string">
            <text:p>2,2,3-Триметилпентан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12" office:value-type="float" office:value="36.91" calcext:value-type="float">
            <text:p>36.91</text:p>
          </table:table-cell>
          <table:table-cell table:style-name="ce4" table:formula="of:=[.$E$2]*[.G48]+[.$F$2]*[.F48]+[.$G$2]*[.E48]+[.$H$2]*[.D48]" office:value-type="float" office:value="35.0752631578947" calcext:value-type="float">
            <text:p>35.0752631578947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алканы</text:p>
          </table:table-cell>
          <table:table-cell table:style-name="ce4" office:value-type="string" calcext:value-type="string">
            <text:p>2,2,4-Триметилпентан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12" office:value-type="float" office:value="35.12" calcext:value-type="float">
            <text:p>35.12</text:p>
          </table:table-cell>
          <table:table-cell table:style-name="ce4" table:formula="of:=[.$E$2]*[.G49]+[.$F$2]*[.F49]+[.$G$2]*[.E49]+[.$H$2]*[.D49]" office:value-type="float" office:value="35.0752631578947" calcext:value-type="float">
            <text:p>35.0752631578947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алканы</text:p>
          </table:table-cell>
          <table:table-cell table:style-name="ce4" office:value-type="string" calcext:value-type="string">
            <text:p>2,3,3-Триметилпентан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12" office:value-type="float" office:value="37.27" calcext:value-type="float">
            <text:p>37.27</text:p>
          </table:table-cell>
          <table:table-cell table:style-name="ce4" table:formula="of:=[.$E$2]*[.G50]+[.$F$2]*[.F50]+[.$G$2]*[.E50]+[.$H$2]*[.D50]" office:value-type="float" office:value="35.0752631578947" calcext:value-type="float">
            <text:p>35.0752631578947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алканы</text:p>
          </table:table-cell>
          <table:table-cell table:style-name="ce4" office:value-type="string" calcext:value-type="string">
            <text:p>2,3,4-Триметилпентан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12" office:value-type="float" office:value="37.7" calcext:value-type="float">
            <text:p>37.7</text:p>
          </table:table-cell>
          <table:table-cell table:style-name="ce4" table:formula="of:=[.$E$2]*[.G51]+[.$F$2]*[.F51]+[.$G$2]*[.E51]+[.$H$2]*[.D51]" office:value-type="float" office:value="37.4713684210526" calcext:value-type="float">
            <text:p>37.4713684210526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алканы</text:p>
          </table:table-cell>
          <table:table-cell table:style-name="ce4" office:value-type="string" calcext:value-type="string">
            <text:p>3,3-Диэтилпентан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12" office:value-type="float" office:value="42" calcext:value-type="float">
            <text:p>42</text:p>
          </table:table-cell>
          <table:table-cell table:style-name="ce4" table:formula="of:=[.$E$2]*[.G52]+[.$F$2]*[.F52]+[.$G$2]*[.E52]+[.$H$2]*[.D52]" office:value-type="float" office:value="42.0741052631579" calcext:value-type="float">
            <text:p>42.0741052631579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алканы</text:p>
          </table:table-cell>
          <table:table-cell table:style-name="ce4" office:value-type="string" calcext:value-type="string">
            <text:p>2,2,5-Триметилгексан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12" office:value-type="float" office:value="40.16" calcext:value-type="float">
            <text:p>40.16</text:p>
          </table:table-cell>
          <table:table-cell table:style-name="ce4" table:formula="of:=[.$E$2]*[.G53]+[.$F$2]*[.F53]+[.$G$2]*[.E53]+[.$H$2]*[.D53]" office:value-type="float" office:value="40.4225263157895" calcext:value-type="float">
            <text:p>40.4225263157895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алканы</text:p>
          </table:table-cell>
          <table:table-cell table:style-name="ce4" office:value-type="string" calcext:value-type="string">
            <text:p>2,3,5-Триметилгексан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12" office:value-type="float" office:value="41.41" calcext:value-type="float">
            <text:p>41.41</text:p>
          </table:table-cell>
          <table:table-cell table:style-name="ce4" table:formula="of:=[.$E$2]*[.G54]+[.$F$2]*[.F54]+[.$G$2]*[.E54]+[.$H$2]*[.D54]" office:value-type="float" office:value="42.8186315789474" calcext:value-type="float">
            <text:p>42.8186315789474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алканы</text:p>
          </table:table-cell>
          <table:table-cell table:style-name="ce4" office:value-type="string" calcext:value-type="string">
            <text:p>2,2,4,4-Тетраметилпентан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12" office:value-type="float" office:value="38.49" calcext:value-type="float">
            <text:p>38.49</text:p>
          </table:table-cell>
          <table:table-cell table:style-name="ce4" table:formula="of:=[.$E$2]*[.G55]+[.$F$2]*[.F55]+[.$G$2]*[.E55]+[.$H$2]*[.D55]" office:value-type="float" office:value="36.3748421052632" calcext:value-type="float">
            <text:p>36.3748421052632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алканы</text:p>
          </table:table-cell>
          <table:table-cell table:style-name="ce4" office:value-type="string" calcext:value-type="string">
            <text:p>2-Метилнонан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12" office:value-type="float" office:value="49.63" calcext:value-type="float">
            <text:p>49.63</text:p>
          </table:table-cell>
          <table:table-cell table:style-name="ce4" table:formula="of:=[.$E$2]*[.G56]+[.$F$2]*[.F56]+[.$G$2]*[.E56]+[.$H$2]*[.D56]" office:value-type="float" office:value="51.4690526315789" calcext:value-type="float">
            <text:p>51.4690526315789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алканы</text:p>
          </table:table-cell>
          <table:table-cell table:style-name="ce4" office:value-type="string" calcext:value-type="string">
            <text:p>3-Метилнонан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12" office:value-type="float" office:value="49.71" calcext:value-type="float">
            <text:p>49.71</text:p>
          </table:table-cell>
          <table:table-cell table:style-name="ce4" table:formula="of:=[.$E$2]*[.G57]+[.$F$2]*[.F57]+[.$G$2]*[.E57]+[.$H$2]*[.D57]" office:value-type="float" office:value="51.4690526315789" calcext:value-type="float">
            <text:p>51.4690526315789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алканы</text:p>
          </table:table-cell>
          <table:table-cell table:style-name="ce4" office:value-type="string" calcext:value-type="string">
            <text:p>5-Метилнонан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12" office:value-type="float" office:value="49.34" calcext:value-type="float">
            <text:p>49.34</text:p>
          </table:table-cell>
          <table:table-cell table:style-name="ce4" table:formula="of:=[.$E$2]*[.G58]+[.$F$2]*[.F58]+[.$G$2]*[.E58]+[.$H$2]*[.D58]" office:value-type="float" office:value="51.4690526315789" calcext:value-type="float">
            <text:p>51.4690526315789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алканы</text:p>
          </table:table-cell>
          <table:table-cell table:style-name="ce4" office:value-type="string" calcext:value-type="string">
            <text:p>2,4-Диметилоктан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12" office:value-type="float" office:value="47.13" calcext:value-type="float">
            <text:p>47.13</text:p>
          </table:table-cell>
          <table:table-cell table:style-name="ce4" table:formula="of:=[.$E$2]*[.G59]+[.$F$2]*[.F59]+[.$G$2]*[.E59]+[.$H$2]*[.D59]" office:value-type="float" office:value="49.8174736842105" calcext:value-type="float">
            <text:p>49.8174736842105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алканы</text:p>
          </table:table-cell>
          <table:table-cell table:style-name="ce4" office:value-type="string" calcext:value-type="string">
            <text:p>2-Метилдекан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12" office:value-type="float" office:value="54.28" calcext:value-type="float">
            <text:p>54.28</text:p>
          </table:table-cell>
          <table:table-cell table:style-name="ce4" table:formula="of:=[.$E$2]*[.G60]+[.$F$2]*[.F60]+[.$G$2]*[.E60]+[.$H$2]*[.D60]" office:value-type="float" office:value="56.8163157894737" calcext:value-type="float">
            <text:p>56.8163157894737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алканы</text:p>
          </table:table-cell>
          <table:table-cell table:style-name="ce4" office:value-type="string" calcext:value-type="string">
            <text:p>4-Метилдекан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12" office:value-type="float" office:value="53.76" calcext:value-type="float">
            <text:p>53.76</text:p>
          </table:table-cell>
          <table:table-cell table:style-name="ce4" table:formula="of:=[.$E$2]*[.G61]+[.$F$2]*[.F61]+[.$G$2]*[.E61]+[.$H$2]*[.D61]" office:value-type="float" office:value="56.8163157894737" calcext:value-type="float">
            <text:p>56.8163157894737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алканы</text:p>
          </table:table-cell>
          <table:table-cell table:style-name="ce4" office:value-type="string" calcext:value-type="string">
            <text:p>2,4,7-Триметилоктан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12" office:value-type="float" office:value="49.91" calcext:value-type="float">
            <text:p>49.91</text:p>
          </table:table-cell>
          <table:table-cell table:style-name="ce4" table:formula="of:=[.$E$2]*[.G62]+[.$F$2]*[.F62]+[.$G$2]*[.E62]+[.$H$2]*[.D62]" office:value-type="float" office:value="53.5131578947369" calcext:value-type="float">
            <text:p>53.5131578947369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алкены</text:p>
          </table:table-cell>
          <table:table-cell table:style-name="ce4" office:value-type="string" calcext:value-type="string">
            <text:p>Пропен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4.24" calcext:value-type="float">
            <text:p>14.24</text:p>
          </table:table-cell>
          <table:table-cell table:style-name="ce4" table:formula="of:=[.$E$2]*[.G63]+[.$F$2]*[.F63]+[.$G$2]*[.E63]+[.$H$2]*[.D63]" office:value-type="float" office:value="14.3902105263158" calcext:value-type="float">
            <text:p>14.3902105263158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алкены</text:p>
          </table:table-cell>
          <table:table-cell table:style-name="ce4" office:value-type="string" calcext:value-type="string">
            <text:p>1-Бутен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.22" calcext:value-type="float">
            <text:p>20.22</text:p>
          </table:table-cell>
          <table:table-cell table:style-name="ce4" table:formula="of:=[.$E$2]*[.G64]+[.$F$2]*[.F64]+[.$G$2]*[.E64]+[.$H$2]*[.D64]" office:value-type="float" office:value="19.7374736842105" calcext:value-type="float">
            <text:p>19.7374736842105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алкены</text:p>
          </table:table-cell>
          <table:table-cell table:style-name="ce4" office:value-type="string" calcext:value-type="string">
            <text:p>1-Пентен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5.47" calcext:value-type="float">
            <text:p>25.47</text:p>
          </table:table-cell>
          <table:table-cell table:style-name="ce4" table:formula="of:=[.$E$2]*[.G65]+[.$F$2]*[.F65]+[.$G$2]*[.E65]+[.$H$2]*[.D65]" office:value-type="float" office:value="25.0847368421053" calcext:value-type="float">
            <text:p>25.0847368421053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алкены</text:p>
          </table:table-cell>
          <table:table-cell table:style-name="ce4" office:value-type="string" calcext:value-type="string">
            <text:p>1-Октен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0.39" calcext:value-type="float">
            <text:p>40.39</text:p>
          </table:table-cell>
          <table:table-cell table:style-name="ce4" table:formula="of:=[.$E$2]*[.G66]+[.$F$2]*[.F66]+[.$G$2]*[.E66]+[.$H$2]*[.D66]" office:value-type="float" office:value="41.1265263157895" calcext:value-type="float">
            <text:p>41.1265263157895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алкены</text:p>
          </table:table-cell>
          <table:table-cell table:style-name="ce4" office:value-type="string" calcext:value-type="string">
            <text:p>1-Децен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0.43" calcext:value-type="float">
            <text:p>50.43</text:p>
          </table:table-cell>
          <table:table-cell table:style-name="ce4" table:formula="of:=[.$E$2]*[.G67]+[.$F$2]*[.F67]+[.$G$2]*[.E67]+[.$H$2]*[.D67]" office:value-type="float" office:value="51.8210526315789" calcext:value-type="float">
            <text:p>51.8210526315789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алкены</text:p>
          </table:table-cell>
          <table:table-cell table:style-name="ce4" office:value-type="string" calcext:value-type="string">
            <text:p>1-Додецен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0.78" calcext:value-type="float">
            <text:p>60.78</text:p>
          </table:table-cell>
          <table:table-cell table:style-name="ce4" table:formula="of:=[.$E$2]*[.G68]+[.$F$2]*[.F68]+[.$G$2]*[.E68]+[.$H$2]*[.D68]" office:value-type="float" office:value="62.5155789473684" calcext:value-type="float">
            <text:p>62.5155789473684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алкены</text:p>
          </table:table-cell>
          <table:table-cell table:style-name="ce4" office:value-type="string" calcext:value-type="string">
            <text:p>1-Гексадецен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0.25" calcext:value-type="float">
            <text:p>80.25</text:p>
          </table:table-cell>
          <table:table-cell table:style-name="ce4" table:formula="of:=[.$E$2]*[.G69]+[.$F$2]*[.F69]+[.$G$2]*[.E69]+[.$H$2]*[.D69]" office:value-type="float" office:value="83.9046315789473" calcext:value-type="float">
            <text:p>83.9046315789473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хлориды</text:p>
          </table:table-cell>
          <table:table-cell table:style-name="ce4" office:value-type="string" calcext:value-type="string">
            <text:p>1-Хлорпропан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8.35" calcext:value-type="float">
            <text:p>28.35</text:p>
          </table:table-cell>
          <table:table-cell table:style-name="ce4" table:formula="of:=[.$E$2]*[.G70]+[.$F$2]*[.F70]+[.$G$2]*[.E70]+[.$H$2]*[.D70]" office:value-type="float" office:value="27.4988070175439" calcext:value-type="float">
            <text:p>27.4988070175439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хлориды</text:p>
          </table:table-cell>
          <table:table-cell table:style-name="ce5" office:value-type="string" calcext:value-type="string">
            <text:p>1-Хлорбутан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33.51" calcext:value-type="float">
            <text:p>33.51</text:p>
          </table:table-cell>
          <table:table-cell table:style-name="ce4" table:formula="of:=[.$E$2]*[.G71]+[.$F$2]*[.F71]+[.$G$2]*[.E71]+[.$H$2]*[.D71]" office:value-type="float" office:value="32.8460701754386" calcext:value-type="float">
            <text:p>32.8460701754386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хлориды</text:p>
          </table:table-cell>
          <table:table-cell table:style-name="ce5" office:value-type="string" calcext:value-type="string">
            <text:p>1-Хлорпентан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38.24" calcext:value-type="float">
            <text:p>38.24</text:p>
          </table:table-cell>
          <table:table-cell table:style-name="ce4" table:formula="of:=[.$E$2]*[.G72]+[.$F$2]*[.F72]+[.$G$2]*[.E72]+[.$H$2]*[.D72]" office:value-type="float" office:value="38.1933333333333" calcext:value-type="float">
            <text:p>38.1933333333333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хлориды</text:p>
          </table:table-cell>
          <table:table-cell table:style-name="ce5" office:value-type="string" calcext:value-type="string">
            <text:p>1-Хлоргексан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42.83" calcext:value-type="float">
            <text:p>42.83</text:p>
          </table:table-cell>
          <table:table-cell table:style-name="ce4" table:formula="of:=[.$E$2]*[.G73]+[.$F$2]*[.F73]+[.$G$2]*[.E73]+[.$H$2]*[.D73]" office:value-type="float" office:value="43.5405964912281" calcext:value-type="float">
            <text:p>43.5405964912281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хлориды</text:p>
          </table:table-cell>
          <table:table-cell table:style-name="ce4" office:value-type="string" calcext:value-type="string">
            <text:p>1-Хлоргептан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47.66" calcext:value-type="float">
            <text:p>47.66</text:p>
          </table:table-cell>
          <table:table-cell table:style-name="ce4" table:formula="of:=[.$E$2]*[.G74]+[.$F$2]*[.F74]+[.$G$2]*[.E74]+[.$H$2]*[.D74]" office:value-type="float" office:value="48.8878596491228" calcext:value-type="float">
            <text:p>48.8878596491228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хлориды</text:p>
          </table:table-cell>
          <table:table-cell table:style-name="ce4" office:value-type="string" calcext:value-type="string">
            <text:p>1-Хлороктан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52.42" calcext:value-type="float">
            <text:p>52.42</text:p>
          </table:table-cell>
          <table:table-cell table:style-name="ce4" table:formula="of:=[.$E$2]*[.G75]+[.$F$2]*[.F75]+[.$G$2]*[.E75]+[.$H$2]*[.D75]" office:value-type="float" office:value="54.2351228070175" calcext:value-type="float">
            <text:p>54.2351228070175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хлориды</text:p>
          </table:table-cell>
          <table:table-cell table:style-name="ce4" office:value-type="string" calcext:value-type="string">
            <text:p>1-Хлордодекан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71.13" calcext:value-type="float">
            <text:p>71.13</text:p>
          </table:table-cell>
          <table:table-cell table:style-name="ce4" table:formula="of:=[.$E$2]*[.G76]+[.$F$2]*[.F76]+[.$G$2]*[.E76]+[.$H$2]*[.D76]" office:value-type="float" office:value="75.6241754385965" calcext:value-type="float">
            <text:p>75.6241754385965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хлориды</text:p>
          </table:table-cell>
          <table:table-cell table:style-name="ce4" office:value-type="string" calcext:value-type="string">
            <text:p>1-Хлоргексадекан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91.8" calcext:value-type="float">
            <text:p>91.8</text:p>
          </table:table-cell>
          <table:table-cell table:style-name="ce4" table:formula="of:=[.$E$2]*[.G77]+[.$F$2]*[.F77]+[.$G$2]*[.E77]+[.$H$2]*[.D77]" office:value-type="float" office:value="97.0132280701754" calcext:value-type="float">
            <text:p>97.0132280701754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хлориды</text:p>
          </table:table-cell>
          <table:table-cell table:style-name="ce12" office:value-type="string" calcext:value-type="string">
            <text:p>1-Хлор-2-метилпропан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float" office:value="31.67" calcext:value-type="float">
            <text:p>31.67</text:p>
          </table:table-cell>
          <table:table-cell table:style-name="ce4" table:formula="of:=[.$E$2]*[.G78]+[.$F$2]*[.F78]+[.$G$2]*[.E78]+[.$H$2]*[.D78]" office:value-type="float" office:value="31.1944912280702" calcext:value-type="float">
            <text:p>31.1944912280702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хлориды</text:p>
          </table:table-cell>
          <table:table-cell table:style-name="ce12" office:value-type="string" calcext:value-type="string">
            <text:p>2-Хлорбутан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float" office:value="31.53" calcext:value-type="float">
            <text:p>31.53</text:p>
          </table:table-cell>
          <table:table-cell table:style-name="ce4" table:formula="of:=[.$E$2]*[.G79]+[.$F$2]*[.F79]+[.$G$2]*[.E79]+[.$H$2]*[.D79]" office:value-type="float" office:value="31.1944912280702" calcext:value-type="float">
            <text:p>31.1944912280702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хлориды</text:p>
          </table:table-cell>
          <table:table-cell table:style-name="ce12" office:value-type="string" calcext:value-type="string">
            <text:p>2-Хлог-2-метилпропан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float" office:value="28.98" calcext:value-type="float">
            <text:p>28.98</text:p>
          </table:table-cell>
          <table:table-cell table:style-name="ce4" table:formula="of:=[.$E$2]*[.G80]+[.$F$2]*[.F80]+[.$G$2]*[.E80]+[.$H$2]*[.D80]" office:value-type="float" office:value="27.1468070175439" calcext:value-type="float">
            <text:p>27.1468070175439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хлориды</text:p>
          </table:table-cell>
          <table:table-cell table:style-name="ce12" office:value-type="string" calcext:value-type="string">
            <text:p>1-Хлор-3-метилбутан</text:p>
          </table:table-cell>
          <table:table-cell table:style-name="ce12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float" office:value="36.24" calcext:value-type="float">
            <text:p>36.24</text:p>
          </table:table-cell>
          <table:table-cell table:style-name="ce4" table:formula="of:=[.$E$2]*[.G81]+[.$F$2]*[.F81]+[.$G$2]*[.E81]+[.$H$2]*[.D81]" office:value-type="float" office:value="36.5417543859649" calcext:value-type="float">
            <text:p>36.5417543859649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хлориды</text:p>
          </table:table-cell>
          <table:table-cell table:style-name="ce12" office:value-type="string" calcext:value-type="string">
            <text:p>2-Хлорпентан</text:p>
          </table:table-cell>
          <table:table-cell table:style-name="ce12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float" office:value="36.03" calcext:value-type="float">
            <text:p>36.03</text:p>
          </table:table-cell>
          <table:table-cell table:style-name="ce4" table:formula="of:=[.$E$2]*[.G82]+[.$F$2]*[.F82]+[.$G$2]*[.E82]+[.$H$2]*[.D82]" office:value-type="float" office:value="36.5417543859649" calcext:value-type="float">
            <text:p>36.5417543859649</text:p>
          </table:table-cell>
          <table:table-cell table:number-columns-repeated="1015"/>
        </table:table-row>
        <table:table-row table:style-name="ro2" table:number-rows-repeated="104849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yr" svg:font-family="'Arial Cyr'"/>
    <style:font-face style:name="Arial Cyr1" svg:font-family="'Arial Cyr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loext:min-decimal-places="0" number:min-integer-digits="1" number:grouping="true"/>
      <number:text>р.</number:text>
    </number:number-style>
    <number:number-style style:name="N122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  <number:text>р.</number:text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23P0"/>
    </number:number-style>
    <number:number-style style:name="N125P0" style:volatile="true">
      <number:number number:decimal-places="2" loext:min-decimal-places="2" number:min-integer-digits="1" number:grouping="true"/>
      <number:text>р.</number:text>
    </number:number-style>
    <number:number-style style:name="N125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р.</number:text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0P2" style:volatile="true">
      <loext:text> </loext:text>
      <loext:fill-character> </loext:fill-character>
      <number:text>-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34P1" style:volatile="true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34P2" style:volatile="true">
      <loext:text> </loext:text>
      <loext:fill-character> </loext:fill-character>
      <number:text>-р.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42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 Cyr" fo:font-family="'Arial Cyr'" style:font-name-asian="Noto Sans CJK SC Regular" style:font-family-asian="'Noto Sans CJK SC Regular'" style:font-family-generic-asian="system" style:font-pitch-asian="variable" style:font-name-complex="Arial Cyr" style:font-family-complex="'Arial Cyr'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31">00/00/0000</text:date>, <text:time style:data-style-name="N2" text:time-value="14:02:17.538576732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Обучающая_20_выборка" style:display-name="PageStyle_Обучающая выборка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Проверочная_20_выборка" style:display-name="PageStyle_Проверочная выборка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Соловьев</meta:initial-creator>
    <meta:creation-date>2003-02-06T21:55:08</meta:creation-date>
    <dc:date>2022-01-31T14:02:40.325103186</dc:date>
    <meta:editing-duration>PT7M4S</meta:editing-duration>
    <meta:editing-cycles>2</meta:editing-cycles>
    <meta:generator>LibreOffice/6.0.7.3$Linux_X86_64 LibreOffice_project/00m0$Build-3</meta:generator>
    <meta:document-statistic meta:table-count="2" meta:cell-count="940" meta:object-count="3"/>
  </office:meta>
</office:document-meta>
</file>

<file path=Object 1/content.xml><?xml version="1.0" encoding="utf-8"?>
<math xmlns="http://www.w3.org/1998/Math/MathML" display="block">
  <semantics>
    <mrow>
      <mstyle mathsize="12pt">
        <msub>
          <mi mathvariant="italic">ΔH</mi>
          <mstyle mathsize="8pt">
            <mi>и</mi>
          </mstyle>
        </msub>
      </mstyle>
      <mrow/>
    </mrow>
    <annotation encoding="StarMath 5.0"> size 12{ΔH rSub { size 8{и} } } {}</annotation>
  </semantics>
</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3c3c3c" draw:fill-color="#fcfcfc"/>
    </style:style>
    <style:style style:name="ch2" style:family="chart">
      <style:chart-properties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true" chart:axis-position="0" chart:tick-mark-position="at-axis"/>
      <style:graphic-properties svg:stroke-color="#3c3c3c"/>
      <style:text-properties fo:color="#3c3c3c" fo:font-family="'Arial Cyr'" fo:font-size="11.25pt" style:font-size-asian="11.25pt" style:font-family-complex="'Arial Cyr'" style:font-size-complex="11.25pt"/>
    </style:style>
    <style:style style:name="ch4" style:family="chart">
      <style:chart-properties chart:auto-position="true" style:rotation-angle="0"/>
      <style:text-properties fo:color="#3c3c3c" fo:font-family="'Arial Cyr'" fo:font-size="11.25pt" fo:font-weight="bold" style:font-size-asian="11.25pt" style:font-weight-asian="bold" style:font-family-complex="'Arial Cyr'" style:font-size-complex="11.25pt" style:font-weight-complex="bold"/>
    </style:style>
    <style:style style:name="ch5" style:family="chart">
      <style:chart-properties chart:auto-position="true" style:rotation-angle="90"/>
      <style:text-properties fo:color="#3c3c3c" fo:font-family="'Arial Cyr'" fo:font-size="11.25pt" fo:font-weight="bold" style:font-size-asian="11.25pt" style:font-weight-asian="bold" style:font-family-complex="'Arial Cyr'" style:font-size-complex="11.25pt" style:font-weight-complex="bold"/>
    </style:style>
    <style:style style:name="ch6" style:family="chart">
      <style:graphic-properties svg:stroke-color="#3c3c3c"/>
    </style:style>
    <style:style style:name="ch7" style:family="chart" style:data-style-name="N0">
      <style:chart-properties chart:symbol-type="named-symbol" chart:symbol-name="square" chart:symbol-width="0.176cm" chart:symbol-height="0.176cm" chart:link-data-style-to-source="true"/>
      <style:graphic-properties draw:stroke="none" svg:stroke-color="#000000" draw:fill-color="#000000"/>
      <style:text-properties fo:font-size="10pt" style:font-size-asian="10pt" style:font-size-complex="10pt"/>
    </style:style>
    <style:style style:name="ch8" style:family="chart">
      <style:graphic-properties draw:stroke="solid" svg:stroke-width="0.035cm" svg:stroke-color="#808080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1.839cm" svg:height="8.255cm" xlink:href=".." xlink:type="simple" chart:class="chart:scatter" chart:style-name="ch1">
        <chart:plot-area chart:style-name="ch2" table:cell-range-address="'Проверочная выборка'.H6:'Проверочная выборка'.I82" svg:x="1.377cm" svg:y="0.165cm" svg:width="10.226cm" svg:height="6.814cm">
          <chartooo:coordinate-region svg:x="2.051cm" svg:y="0.391cm" svg:width="9.021cm" svg:height="5.888cm"/>
          <chart:axis chart:dimension="x" chart:name="primary-x" chart:style-name="ch3">
            <chart:title svg:x="4.063cm" svg:y="7.144cm" chart:style-name="ch4">
              <text:p>Эксперимент, кДж/моль</text:p>
            </chart:title>
          </chart:axis>
          <chart:axis chart:dimension="y" chart:name="primary-y" chart:style-name="ch3">
            <chart:title svg:x="0.451cm" svg:y="5.377cm" chart:style-name="ch5">
              <text:p>Расчет, кДж/моль</text:p>
            </chart:title>
            <chart:grid chart:style-name="ch6" chart:class="major"/>
          </chart:axis>
          <chart:series chart:style-name="ch7" chart:values-cell-range-address="'Проверочная выборка'.I6:'Проверочная выборка'.I82" chart:class="chart:scatter">
            <chart:domain table:cell-range-address="'Проверочная выборка'.H6:'Проверочная выборка'.H82"/>
            <chart:data-point chart:repeated="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H</text:p>
              </table:table-cell>
              <table:table-cell office:value-type="string">
                <text:p>Столбец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.79">
                <text:p>14.79</text:p>
                <draw:g>
                  <svg:desc>'Проверочная выборка'.H6:'Проверочная выборка'.H82</svg:desc>
                </draw:g>
              </table:table-cell>
              <table:table-cell office:value-type="float" office:value="15.6897894736842">
                <text:p>15.6897894736842</text:p>
                <draw:g>
                  <svg:desc>'Проверочная выборка'.I6:'Проверочная выборка'.I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.62">
                <text:p>21.62</text:p>
              </table:table-cell>
              <table:table-cell office:value-type="float" office:value="21.0370526315789">
                <text:p>21.03705263157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.43">
                <text:p>26.43</text:p>
              </table:table-cell>
              <table:table-cell office:value-type="float" office:value="26.3843157894737">
                <text:p>26.38431578947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.56">
                <text:p>31.56</text:p>
              </table:table-cell>
              <table:table-cell office:value-type="float" office:value="31.7315789473684">
                <text:p>31.73157894736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.57">
                <text:p>36.57</text:p>
              </table:table-cell>
              <table:table-cell office:value-type="float" office:value="37.0788421052632">
                <text:p>37.07884210526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.53">
                <text:p>41.53</text:p>
              </table:table-cell>
              <table:table-cell office:value-type="float" office:value="42.4261052631579">
                <text:p>42.42610526315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.41">
                <text:p>46.41</text:p>
              </table:table-cell>
              <table:table-cell office:value-type="float" office:value="47.7733684210526">
                <text:p>47.77336842105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.38">
                <text:p>51.38</text:p>
              </table:table-cell>
              <table:table-cell office:value-type="float" office:value="53.1206315789474">
                <text:p>53.12063157894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6.43">
                <text:p>56.43</text:p>
              </table:table-cell>
              <table:table-cell office:value-type="float" office:value="58.4678947368421">
                <text:p>58.46789473684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1.51">
                <text:p>61.51</text:p>
              </table:table-cell>
              <table:table-cell office:value-type="float" office:value="63.8151578947368">
                <text:p>63.81515789473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6.43">
                <text:p>66.43</text:p>
              </table:table-cell>
              <table:table-cell office:value-type="float" office:value="69.1624210526316">
                <text:p>69.16242105263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1.3">
                <text:p>71.3</text:p>
              </table:table-cell>
              <table:table-cell office:value-type="float" office:value="74.5096842105263">
                <text:p>74.50968421052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6.11">
                <text:p>76.11</text:p>
              </table:table-cell>
              <table:table-cell office:value-type="float" office:value="79.856947368421">
                <text:p>79.8569473684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.38">
                <text:p>81.38</text:p>
              </table:table-cell>
              <table:table-cell office:value-type="float" office:value="85.2042105263158">
                <text:p>85.20421052631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6.02">
                <text:p>86.02</text:p>
              </table:table-cell>
              <table:table-cell office:value-type="float" office:value="90.5514736842105">
                <text:p>90.55147368421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.23">
                <text:p>19.23</text:p>
              </table:table-cell>
              <table:table-cell office:value-type="float" office:value="19.3854736842105">
                <text:p>19.38547368421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.85">
                <text:p>24.85</text:p>
              </table:table-cell>
              <table:table-cell office:value-type="float" office:value="24.7327368421053">
                <text:p>24.73273684210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.84">
                <text:p>21.84</text:p>
              </table:table-cell>
              <table:table-cell office:value-type="float" office:value="20.685052631579">
                <text:p>20.6850526315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.89">
                <text:p>29.89</text:p>
              </table:table-cell>
              <table:table-cell office:value-type="float" office:value="30.08">
                <text:p>30.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.27">
                <text:p>30.27</text:p>
              </table:table-cell>
              <table:table-cell office:value-type="float" office:value="30.08">
                <text:p>30.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.69">
                <text:p>27.69</text:p>
              </table:table-cell>
              <table:table-cell office:value-type="float" office:value="26.0323157894737">
                <text:p>26.03231578947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.21">
                <text:p>29.21</text:p>
              </table:table-cell>
              <table:table-cell office:value-type="float" office:value="28.4284210526316">
                <text:p>28.42842105263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.85">
                <text:p>34.85</text:p>
              </table:table-cell>
              <table:table-cell office:value-type="float" office:value="35.4272631578947">
                <text:p>35.42726315789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5.05">
                <text:p>35.05</text:p>
              </table:table-cell>
              <table:table-cell office:value-type="float" office:value="35.4272631578947">
                <text:p>35.42726315789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5.22">
                <text:p>35.22</text:p>
              </table:table-cell>
              <table:table-cell office:value-type="float" office:value="35.4272631578947">
                <text:p>35.42726315789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4.23">
                <text:p>34.23</text:p>
              </table:table-cell>
              <table:table-cell office:value-type="float" office:value="33.7756842105263">
                <text:p>33.77568421052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2.88">
                <text:p>32.88</text:p>
              </table:table-cell>
              <table:table-cell office:value-type="float" office:value="33.7756842105263">
                <text:p>33.77568421052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.42">
                <text:p>32.42</text:p>
              </table:table-cell>
              <table:table-cell office:value-type="float" office:value="31.3795789473684">
                <text:p>31.37957894736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3.01">
                <text:p>33.01</text:p>
              </table:table-cell>
              <table:table-cell office:value-type="float" office:value="31.3795789473684">
                <text:p>31.37957894736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.04">
                <text:p>32.04</text:p>
              </table:table-cell>
              <table:table-cell office:value-type="float" office:value="29.728">
                <text:p>29.7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9.67">
                <text:p>39.67</text:p>
              </table:table-cell>
              <table:table-cell office:value-type="float" office:value="40.7745263157895">
                <text:p>40.77452631578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.83">
                <text:p>39.83</text:p>
              </table:table-cell>
              <table:table-cell office:value-type="float" office:value="40.7745263157895">
                <text:p>40.77452631578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9.67">
                <text:p>39.67</text:p>
              </table:table-cell>
              <table:table-cell office:value-type="float" office:value="40.7745263157895">
                <text:p>40.77452631578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9.64">
                <text:p>39.64</text:p>
              </table:table-cell>
              <table:table-cell office:value-type="float" office:value="40.7745263157895">
                <text:p>40.77452631578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7.28">
                <text:p>37.28</text:p>
              </table:table-cell>
              <table:table-cell office:value-type="float" office:value="36.7268421052632">
                <text:p>36.72684210526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8.78">
                <text:p>38.78</text:p>
              </table:table-cell>
              <table:table-cell office:value-type="float" office:value="39.1229473684211">
                <text:p>39.12294736842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.76">
                <text:p>37.76</text:p>
              </table:table-cell>
              <table:table-cell office:value-type="float" office:value="39.1229473684211">
                <text:p>39.12294736842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.85">
                <text:p>37.85</text:p>
              </table:table-cell>
              <table:table-cell office:value-type="float" office:value="39.1229473684211">
                <text:p>39.12294736842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7.53">
                <text:p>37.53</text:p>
              </table:table-cell>
              <table:table-cell office:value-type="float" office:value="36.7268421052632">
                <text:p>36.72684210526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.97">
                <text:p>38.97</text:p>
              </table:table-cell>
              <table:table-cell office:value-type="float" office:value="39.1229473684211">
                <text:p>39.12294736842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8.52">
                <text:p>38.52</text:p>
              </table:table-cell>
              <table:table-cell office:value-type="float" office:value="39.1229473684211">
                <text:p>39.12294736842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7.99">
                <text:p>37.99</text:p>
              </table:table-cell>
              <table:table-cell office:value-type="float" office:value="36.7268421052632">
                <text:p>36.72684210526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6.91">
                <text:p>36.91</text:p>
              </table:table-cell>
              <table:table-cell office:value-type="float" office:value="35.0752631578947">
                <text:p>35.075263157894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5.12">
                <text:p>35.12</text:p>
              </table:table-cell>
              <table:table-cell office:value-type="float" office:value="35.0752631578947">
                <text:p>35.07526315789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.27">
                <text:p>37.27</text:p>
              </table:table-cell>
              <table:table-cell office:value-type="float" office:value="35.0752631578947">
                <text:p>35.07526315789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7.7">
                <text:p>37.7</text:p>
              </table:table-cell>
              <table:table-cell office:value-type="float" office:value="37.4713684210526">
                <text:p>37.47136842105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2">
                <text:p>42</text:p>
              </table:table-cell>
              <table:table-cell office:value-type="float" office:value="42.0741052631579">
                <text:p>42.07410526315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0.16">
                <text:p>40.16</text:p>
              </table:table-cell>
              <table:table-cell office:value-type="float" office:value="40.4225263157895">
                <text:p>40.42252631578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1.41">
                <text:p>41.41</text:p>
              </table:table-cell>
              <table:table-cell office:value-type="float" office:value="42.8186315789474">
                <text:p>42.81863157894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8.49">
                <text:p>38.49</text:p>
              </table:table-cell>
              <table:table-cell office:value-type="float" office:value="36.3748421052632">
                <text:p>36.37484210526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9.63">
                <text:p>49.63</text:p>
              </table:table-cell>
              <table:table-cell office:value-type="float" office:value="51.4690526315789">
                <text:p>51.46905263157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9.71">
                <text:p>49.71</text:p>
              </table:table-cell>
              <table:table-cell office:value-type="float" office:value="51.4690526315789">
                <text:p>51.46905263157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9.34">
                <text:p>49.34</text:p>
              </table:table-cell>
              <table:table-cell office:value-type="float" office:value="51.4690526315789">
                <text:p>51.469052631578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7.13">
                <text:p>47.13</text:p>
              </table:table-cell>
              <table:table-cell office:value-type="float" office:value="49.8174736842105">
                <text:p>49.81747368421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.28">
                <text:p>54.28</text:p>
              </table:table-cell>
              <table:table-cell office:value-type="float" office:value="56.8163157894737">
                <text:p>56.81631578947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3.76">
                <text:p>53.76</text:p>
              </table:table-cell>
              <table:table-cell office:value-type="float" office:value="56.8163157894737">
                <text:p>56.81631578947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9.91">
                <text:p>49.91</text:p>
              </table:table-cell>
              <table:table-cell office:value-type="float" office:value="53.5131578947369">
                <text:p>53.513157894736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.24">
                <text:p>14.24</text:p>
              </table:table-cell>
              <table:table-cell office:value-type="float" office:value="14.3902105263158">
                <text:p>14.39021052631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.22">
                <text:p>20.22</text:p>
              </table:table-cell>
              <table:table-cell office:value-type="float" office:value="19.7374736842105">
                <text:p>19.73747368421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5.47">
                <text:p>25.47</text:p>
              </table:table-cell>
              <table:table-cell office:value-type="float" office:value="25.0847368421053">
                <text:p>25.084736842105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0.39">
                <text:p>40.39</text:p>
              </table:table-cell>
              <table:table-cell office:value-type="float" office:value="41.1265263157895">
                <text:p>41.12652631578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0.43">
                <text:p>50.43</text:p>
              </table:table-cell>
              <table:table-cell office:value-type="float" office:value="51.8210526315789">
                <text:p>51.821052631578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0.78">
                <text:p>60.78</text:p>
              </table:table-cell>
              <table:table-cell office:value-type="float" office:value="62.5155789473684">
                <text:p>62.515578947368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0.25">
                <text:p>80.25</text:p>
              </table:table-cell>
              <table:table-cell office:value-type="float" office:value="83.9046315789473">
                <text:p>83.904631578947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8.35">
                <text:p>28.35</text:p>
              </table:table-cell>
              <table:table-cell office:value-type="float" office:value="27.4988070175439">
                <text:p>27.498807017543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.51">
                <text:p>33.51</text:p>
              </table:table-cell>
              <table:table-cell office:value-type="float" office:value="32.8460701754386">
                <text:p>32.846070175438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8.24">
                <text:p>38.24</text:p>
              </table:table-cell>
              <table:table-cell office:value-type="float" office:value="38.1933333333333">
                <text:p>38.19333333333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2.83">
                <text:p>42.83</text:p>
              </table:table-cell>
              <table:table-cell office:value-type="float" office:value="43.5405964912281">
                <text:p>43.540596491228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7.66">
                <text:p>47.66</text:p>
              </table:table-cell>
              <table:table-cell office:value-type="float" office:value="48.8878596491228">
                <text:p>48.88785964912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2.42">
                <text:p>52.42</text:p>
              </table:table-cell>
              <table:table-cell office:value-type="float" office:value="54.2351228070175">
                <text:p>54.23512280701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.13">
                <text:p>71.13</text:p>
              </table:table-cell>
              <table:table-cell office:value-type="float" office:value="75.6241754385965">
                <text:p>75.624175438596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1.8">
                <text:p>91.8</text:p>
              </table:table-cell>
              <table:table-cell office:value-type="float" office:value="97.0132280701754">
                <text:p>97.013228070175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1.67">
                <text:p>31.67</text:p>
              </table:table-cell>
              <table:table-cell office:value-type="float" office:value="31.1944912280702">
                <text:p>31.19449122807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1.53">
                <text:p>31.53</text:p>
              </table:table-cell>
              <table:table-cell office:value-type="float" office:value="31.1944912280702">
                <text:p>31.194491228070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8.98">
                <text:p>28.98</text:p>
              </table:table-cell>
              <table:table-cell office:value-type="float" office:value="27.1468070175439">
                <text:p>27.146807017543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6.24">
                <text:p>36.24</text:p>
              </table:table-cell>
              <table:table-cell office:value-type="float" office:value="36.5417543859649">
                <text:p>36.541754385964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6.03">
                <text:p>36.03</text:p>
              </table:table-cell>
              <table:table-cell office:value-type="float" office:value="36.5417543859649">
                <text:p>36.541754385964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math xmlns="http://www.w3.org/1998/Math/MathML" display="block">
  <semantics>
    <mrow>
      <mstyle mathsize="12pt">
        <msub>
          <mi mathvariant="italic">ΔH</mi>
          <mstyle mathsize="8pt">
            <mi>и</mi>
          </mstyle>
        </msub>
      </mstyle>
      <mrow/>
    </mrow>
    <annotation encoding="StarMath 5.0"> size 12{ΔH rSub { size 8{и} } } {}</annotation>
  </semantics>
</math>
</file>